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 style:data-style-name="N108"/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xedNode" table:style-name="ta1">
        <table:shapes>
          <draw:frame draw:z-index="0" draw:name="mean" draw:style-name="gr1" draw:text-style-name="P1" svg:width="160.25mm" svg:height="104.39mm" svg:x="315.26mm" svg:y="9.3mm">
            <loext:p draw:notify-on-update-of-ranges="fixedNode.A7:fixedNode.A11 fixedNode.A2:fixedNode.A2 fixedNode.B7:fixedNode.B11 fixedNode.A14:fixedNode.A14 fixedNode.B19:fixedNode.B23 fixedNode.A26:fixedNode.A26 fixedNode.B31:fixedNode.B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mean" draw:style-name="gr1" draw:text-style-name="P1" svg:width="159.97mm" svg:height="104.39mm" svg:x="487.08mm" svg:y="11.44mm">
            <loext:p draw:notify-on-update-of-ranges="fixedNode.A7:fixedNode.A11 fixedNode.A2:fixedNode.A2 fixedNode.I7:fixedNode.I11 fixedNode.H7:fixedNode.H11 fixedNode.A14:fixedNode.A14 fixedNode.I19:fixedNode.I23 fixedNode.H7:fixedNode.H11 fixedNode.A26:fixedNode.A26 fixedNode.I31:fixedNode.I35 fixedNode.H7:fixedNode.H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mean" draw:style-name="gr1" draw:text-style-name="P1" svg:width="159.97mm" svg:height="104.39mm" svg:x="313.35mm" svg:y="123.26mm">
            <loext:p draw:notify-on-update-of-ranges="fixedNode.A7:fixedNode.A11 fixedNode.A2:fixedNode.A2 fixedNode.D7:fixedNode.D11 fixedNode.A14:fixedNode.A14 fixedNode.D19:fixedNode.D23 fixedNode.A26:fixedNode.A26 fixedNode.D31:fixedNode.D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mean" draw:style-name="gr1" draw:text-style-name="P1" svg:width="159.97mm" svg:height="104.39mm" svg:x="488.73mm" svg:y="122.73mm">
            <loext:p draw:notify-on-update-of-ranges="fixedNode.A7:fixedNode.A11 fixedNode.A2:fixedNode.A2 fixedNode.K7:fixedNode.K11 fixedNode.A14:fixedNode.A14 fixedNode.K19:fixedNode.K23 fixedNode.A26:fixedNode.A26 fixedNode.K31:fixedNode.K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6"/>
        <table:table-column table:style-name="co1" table:number-columns-repeated="7" table:default-cell-style-name="Default"/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Test III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>
            <text:p>Cell 28</text:p>
          </table:table-cell>
          <table:table-cell table:style-name="Default" table:number-columns-repeated="5"/>
          <table:table-cell/>
          <table:table-cell table:style-name="ce3" office:value-type="string" calcext:value-type="string">
            <text:p>Cell 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'K_f'</text:p>
          </table:table-cell>
          <table:table-cell table:style-name="ce5" office:value-type="string" calcext:value-type="string">
            <text:p>'mean'</text:p>
          </table:table-cell>
          <table:table-cell table:style-name="ce5" office:value-type="string" calcext:value-type="string">
            <text:p>'%&lt;mean'</text:p>
          </table:table-cell>
          <table:table-cell table:style-name="ce5" office:value-type="string" calcext:value-type="string">
            <text:p>'s'</text:p>
          </table:table-cell>
          <table:table-cell table:style-name="ce5" office:value-type="string" calcext:value-type="string">
            <text:p>'g'</text:p>
          </table:table-cell>
          <table:table-cell table:style-name="ce5" office:value-type="string" calcext:value-type="string">
            <text:p>'w'</text:p>
          </table:table-cell>
          <table:table-cell/>
          <table:table-cell table:style-name="ce7" office:value-type="string" calcext:value-type="string">
            <text:p>'K_f'</text:p>
          </table:table-cell>
          <table:table-cell table:style-name="ce7" office:value-type="string" calcext:value-type="string">
            <text:p>'mean'</text:p>
          </table:table-cell>
          <table:table-cell table:style-name="ce7" office:value-type="string" calcext:value-type="string">
            <text:p>'%&lt;mean'</text:p>
          </table:table-cell>
          <table:table-cell table:style-name="ce7" office:value-type="string" calcext:value-type="string">
            <text:p>'s'</text:p>
          </table:table-cell>
          <table:table-cell table:style-name="ce7" office:value-type="string" calcext:value-type="string">
            <text:p>'g'</text:p>
          </table:table-cell>
          <table:table-cell table:style-name="ce7" office:value-type="string" calcext:value-type="string">
            <text:p>'w'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75330648386066" calcext:value-type="float">
            <text:p>0,275</text:p>
          </table:table-cell>
          <table:table-cell office:value-type="float" office:value="0.201710987425273" calcext:value-type="float">
            <text:p>0,202</text:p>
          </table:table-cell>
          <table:table-cell office:value-type="float" office:value="0.390318957995819" calcext:value-type="float">
            <text:p>0,390</text:p>
          </table:table-cell>
          <table:table-cell office:value-type="float" office:value="-0.583145094714845" calcext:value-type="float">
            <text:p>-0,583</text:p>
          </table:table-cell>
          <table:table-cell office:value-type="float" office:value="4.09402504439471" calcext:value-type="float">
            <text:p>4,094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6" office:value-type="float" office:value="0.266825571633033" calcext:value-type="float">
            <text:p>0,267</text:p>
          </table:table-cell>
          <table:table-cell table:style-name="ce6" office:value-type="float" office:value="0.194814660558101" calcext:value-type="float">
            <text:p>0,195</text:p>
          </table:table-cell>
          <table:table-cell table:style-name="ce6" office:value-type="float" office:value="0.374260062911292" calcext:value-type="float">
            <text:p>0,374</text:p>
          </table:table-cell>
          <table:table-cell table:style-name="ce6" office:value-type="float" office:value="-0.526325184898774" calcext:value-type="float">
            <text:p>-0,526</text:p>
          </table:table-cell>
          <table:table-cell table:style-name="ce6" office:value-type="float" office:value="4.49196140227899" calcext:value-type="float">
            <text:p>4,4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10822812154011" calcext:value-type="float">
            <text:p>0,211</text:p>
          </table:table-cell>
          <table:table-cell office:value-type="float" office:value="0.229437229437229" calcext:value-type="float">
            <text:p>0,229</text:p>
          </table:table-cell>
          <table:table-cell office:value-type="float" office:value="0.349227227768851" calcext:value-type="float">
            <text:p>0,349</text:p>
          </table:table-cell>
          <table:table-cell office:value-type="float" office:value="-0.042087989462837" calcext:value-type="float">
            <text:p>-0,042</text:p>
          </table:table-cell>
          <table:table-cell office:value-type="float" office:value="7.66174849819736" calcext:value-type="float">
            <text:p>7,662</text:p>
          </table:table-cell>
          <table:table-cell/>
          <table:table-cell office:value-type="float" office:value="5000" calcext:value-type="float">
            <text:p>5000</text:p>
          </table:table-cell>
          <table:table-cell table:style-name="ce6" office:value-type="float" office:value="0.199948789819113" calcext:value-type="float">
            <text:p>0,200</text:p>
          </table:table-cell>
          <table:table-cell table:style-name="ce6" office:value-type="float" office:value="0.227821740941274" calcext:value-type="float">
            <text:p>0,228</text:p>
          </table:table-cell>
          <table:table-cell table:style-name="ce6" office:value-type="float" office:value="0.334543283461228" calcext:value-type="float">
            <text:p>0,335</text:p>
          </table:table-cell>
          <table:table-cell table:style-name="ce6" office:value-type="float" office:value="0.0668875656534569" calcext:value-type="float">
            <text:p>0,067</text:p>
          </table:table-cell>
          <table:table-cell table:style-name="ce6" office:value-type="float" office:value="8.46604444622463" calcext:value-type="float">
            <text:p>8,4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97099104760088" calcext:value-type="float">
            <text:p>0,197</text:p>
          </table:table-cell>
          <table:table-cell office:value-type="float" office:value="0.245310245310245" calcext:value-type="float">
            <text:p>0,245</text:p>
          </table:table-cell>
          <table:table-cell office:value-type="float" office:value="0.348941248383557" calcext:value-type="float">
            <text:p>0,349</text:p>
          </table:table-cell>
          <table:table-cell office:value-type="float" office:value="0.113279336280272" calcext:value-type="float">
            <text:p>0,113</text:p>
          </table:table-cell>
          <table:table-cell office:value-type="float" office:value="8.64053906294699" calcext:value-type="float">
            <text:p>8,641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6" office:value-type="float" office:value="0.187818670041863" calcext:value-type="float">
            <text:p>0,188</text:p>
          </table:table-cell>
          <table:table-cell table:style-name="ce6" office:value-type="float" office:value="0.243856726364015" calcext:value-type="float">
            <text:p>0,244</text:p>
          </table:table-cell>
          <table:table-cell table:style-name="ce6" office:value-type="float" office:value="0.336432508575422" calcext:value-type="float">
            <text:p>0,336</text:p>
          </table:table-cell>
          <table:table-cell table:style-name="ce6" office:value-type="float" office:value="0.207483081881068" calcext:value-type="float">
            <text:p>0,207</text:p>
          </table:table-cell>
          <table:table-cell table:style-name="ce6" office:value-type="float" office:value="9.35806009793276" calcext:value-type="float">
            <text:p>9,35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89671114123741" calcext:value-type="float">
            <text:p>0,190</text:p>
          </table:table-cell>
          <table:table-cell office:value-type="float" office:value="0.312409812409812" calcext:value-type="float">
            <text:p>0,312</text:p>
          </table:table-cell>
          <table:table-cell office:value-type="float" office:value="0.402195813039942" calcext:value-type="float">
            <text:p>0,402</text:p>
          </table:table-cell>
          <table:table-cell office:value-type="float" office:value="0.146615982520378" calcext:value-type="float">
            <text:p>0,147</text:p>
          </table:table-cell>
          <table:table-cell office:value-type="float" office:value="8.53315424186872" calcext:value-type="float">
            <text:p>8,533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6" office:value-type="float" office:value="0.187369121216917" calcext:value-type="float">
            <text:p>0,187</text:p>
          </table:table-cell>
          <table:table-cell table:style-name="ce6" office:value-type="float" office:value="0.311849229487713" calcext:value-type="float">
            <text:p>0,312</text:p>
          </table:table-cell>
          <table:table-cell table:style-name="ce6" office:value-type="float" office:value="0.398625627896573" calcext:value-type="float">
            <text:p>0,399</text:p>
          </table:table-cell>
          <table:table-cell table:style-name="ce6" office:value-type="float" office:value="0.197780403000211" calcext:value-type="float">
            <text:p>0,198</text:p>
          </table:table-cell>
          <table:table-cell table:style-name="ce6" office:value-type="float" office:value="8.90145581316571" calcext:value-type="float">
            <text:p>8,90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88241918367868" calcext:value-type="float">
            <text:p>0,188</text:p>
          </table:table-cell>
          <table:table-cell office:value-type="float" office:value="0.313131313131313" calcext:value-type="float">
            <text:p>0,313</text:p>
          </table:table-cell>
          <table:table-cell office:value-type="float" office:value="0.404601743351383" calcext:value-type="float">
            <text:p>0,405</text:p>
          </table:table-cell>
          <table:table-cell office:value-type="float" office:value="0.145105091869226" calcext:value-type="float">
            <text:p>0,145</text:p>
          </table:table-cell>
          <table:table-cell office:value-type="float" office:value="8.52437323510653" calcext:value-type="float">
            <text:p>8,524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6" office:value-type="float" office:value="0.186006571613813" calcext:value-type="float">
            <text:p>0,186</text:p>
          </table:table-cell>
          <table:table-cell table:style-name="ce6" office:value-type="float" office:value="0.31320283215327" calcext:value-type="float">
            <text:p>0,313</text:p>
          </table:table-cell>
          <table:table-cell table:style-name="ce6" office:value-type="float" office:value="0.401215222304533" calcext:value-type="float">
            <text:p>0,401</text:p>
          </table:table-cell>
          <table:table-cell table:style-name="ce6" office:value-type="float" office:value="0.197029455597376" calcext:value-type="float">
            <text:p>0,197</text:p>
          </table:table-cell>
          <table:table-cell table:style-name="ce6" office:value-type="float" office:value="8.89948923373067" calcext:value-type="float">
            <text:p>8,899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Test II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>
            <text:p>Cell 28</text:p>
          </table:table-cell>
          <table:table-cell table:style-name="Default" table:number-columns-repeated="5"/>
          <table:table-cell/>
          <table:table-cell table:style-name="ce3" office:value-type="string" calcext:value-type="string">
            <text:p>Cell 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'K_f'</text:p>
          </table:table-cell>
          <table:table-cell table:style-name="ce5" office:value-type="string" calcext:value-type="string">
            <text:p>'mean'</text:p>
          </table:table-cell>
          <table:table-cell table:style-name="ce5" office:value-type="string" calcext:value-type="string">
            <text:p>'%&lt;mean'</text:p>
          </table:table-cell>
          <table:table-cell table:style-name="ce5" office:value-type="string" calcext:value-type="string">
            <text:p>'s'</text:p>
          </table:table-cell>
          <table:table-cell table:style-name="ce5" office:value-type="string" calcext:value-type="string">
            <text:p>'g'</text:p>
          </table:table-cell>
          <table:table-cell table:style-name="ce5" office:value-type="string" calcext:value-type="string">
            <text:p>'w'</text:p>
          </table:table-cell>
          <table:table-cell/>
          <table:table-cell table:style-name="ce7" office:value-type="string" calcext:value-type="string">
            <text:p>'K_f'</text:p>
          </table:table-cell>
          <table:table-cell table:style-name="ce7" office:value-type="string" calcext:value-type="string">
            <text:p>'mean'</text:p>
          </table:table-cell>
          <table:table-cell table:style-name="ce7" office:value-type="string" calcext:value-type="string">
            <text:p>'%&lt;mean'</text:p>
          </table:table-cell>
          <table:table-cell table:style-name="ce7" office:value-type="string" calcext:value-type="string">
            <text:p>'s'</text:p>
          </table:table-cell>
          <table:table-cell table:style-name="ce7" office:value-type="string" calcext:value-type="string">
            <text:p>'g'</text:p>
          </table:table-cell>
          <table:table-cell table:style-name="ce7" office:value-type="string" calcext:value-type="string">
            <text:p>'w'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86799342053474" calcext:value-type="float">
            <text:p>0,287</text:p>
          </table:table-cell>
          <table:table-cell office:value-type="float" office:value="0.242836528550814" calcext:value-type="float">
            <text:p>0,243</text:p>
          </table:table-cell>
          <table:table-cell office:value-type="float" office:value="0.464896246277665" calcext:value-type="float">
            <text:p>0,465</text:p>
          </table:table-cell>
          <table:table-cell office:value-type="float" office:value="-0.361017935510295" calcext:value-type="float">
            <text:p>-0,361</text:p>
          </table:table-cell>
          <table:table-cell office:value-type="float" office:value="4.86080463859176" calcext:value-type="float">
            <text:p>4,861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6" office:value-type="float" office:value="0.295935228860661" calcext:value-type="float">
            <text:p>0,296</text:p>
          </table:table-cell>
          <table:table-cell table:style-name="ce6" office:value-type="float" office:value="0.241461890878801" calcext:value-type="float">
            <text:p>0,241</text:p>
          </table:table-cell>
          <table:table-cell table:style-name="ce6" office:value-type="float" office:value="0.473382742859186" calcext:value-type="float">
            <text:p>0,473</text:p>
          </table:table-cell>
          <table:table-cell table:style-name="ce6" office:value-type="float" office:value="-0.424971535469136" calcext:value-type="float">
            <text:p>-0,425</text:p>
          </table:table-cell>
          <table:table-cell table:style-name="ce6" office:value-type="float" office:value="4.49829046998378" calcext:value-type="float">
            <text:p>4,49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74487989866732" calcext:value-type="float">
            <text:p>0,274</text:p>
          </table:table-cell>
          <table:table-cell office:value-type="float" office:value="0.289321789321789" calcext:value-type="float">
            <text:p>0,289</text:p>
          </table:table-cell>
          <table:table-cell office:value-type="float" office:value="0.491673871514589" calcext:value-type="float">
            <text:p>0,492</text:p>
          </table:table-cell>
          <table:table-cell office:value-type="float" office:value="-0.37449742846023" calcext:value-type="float">
            <text:p>-0,374</text:p>
          </table:table-cell>
          <table:table-cell office:value-type="float" office:value="4.71335497553189" calcext:value-type="float">
            <text:p>4,713</text:p>
          </table:table-cell>
          <table:table-cell/>
          <table:table-cell office:value-type="float" office:value="5000" calcext:value-type="float">
            <text:p>5000</text:p>
          </table:table-cell>
          <table:table-cell table:style-name="ce6" office:value-type="float" office:value="0.276592908675888" calcext:value-type="float">
            <text:p>0,277</text:p>
          </table:table-cell>
          <table:table-cell table:style-name="ce6" office:value-type="float" office:value="0.281653477717618" calcext:value-type="float">
            <text:p>0,282</text:p>
          </table:table-cell>
          <table:table-cell table:style-name="ce6" office:value-type="float" office:value="0.492430493954419" calcext:value-type="float">
            <text:p>0,492</text:p>
          </table:table-cell>
          <table:table-cell table:style-name="ce6" office:value-type="float" office:value="-0.364688585625146" calcext:value-type="float">
            <text:p>-0,365</text:p>
          </table:table-cell>
          <table:table-cell table:style-name="ce6" office:value-type="float" office:value="4.76151210828053" calcext:value-type="float">
            <text:p>4,76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73921683616698" calcext:value-type="float">
            <text:p>0,274</text:p>
          </table:table-cell>
          <table:table-cell office:value-type="float" office:value="0.297567511853226" calcext:value-type="float">
            <text:p>0,298</text:p>
          </table:table-cell>
          <table:table-cell office:value-type="float" office:value="0.499587054600421" calcext:value-type="float">
            <text:p>0,500</text:p>
          </table:table-cell>
          <table:table-cell office:value-type="float" office:value="-0.394457670694198" calcext:value-type="float">
            <text:p>-0,394</text:p>
          </table:table-cell>
          <table:table-cell office:value-type="float" office:value="4.59414939064979" calcext:value-type="float">
            <text:p>4,594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6" office:value-type="float" office:value="0.27405958709455" calcext:value-type="float">
            <text:p>0,274</text:p>
          </table:table-cell>
          <table:table-cell table:style-name="ce6" office:value-type="float" office:value="0.289775093710954" calcext:value-type="float">
            <text:p>0,290</text:p>
          </table:table-cell>
          <table:table-cell table:style-name="ce6" office:value-type="float" office:value="0.498781398888928" calcext:value-type="float">
            <text:p>0,499</text:p>
          </table:table-cell>
          <table:table-cell table:style-name="ce6" office:value-type="float" office:value="-0.367976962376443" calcext:value-type="float">
            <text:p>-0,368</text:p>
          </table:table-cell>
          <table:table-cell table:style-name="ce6" office:value-type="float" office:value="4.7332524322319" calcext:value-type="float">
            <text:p>4,7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74016354449676" calcext:value-type="float">
            <text:p>0,274</text:p>
          </table:table-cell>
          <table:table-cell office:value-type="float" office:value="0.305400948258091" calcext:value-type="float">
            <text:p>0,305</text:p>
          </table:table-cell>
          <table:table-cell office:value-type="float" office:value="0.508134600588812" calcext:value-type="float">
            <text:p>0,508</text:p>
          </table:table-cell>
          <table:table-cell office:value-type="float" office:value="-0.419717168289787" calcext:value-type="float">
            <text:p>-0,420</text:p>
          </table:table-cell>
          <table:table-cell office:value-type="float" office:value="4.45123472989493" calcext:value-type="float">
            <text:p>4,451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6" office:value-type="float" office:value="0.272154373498733" calcext:value-type="float">
            <text:p>0,272</text:p>
          </table:table-cell>
          <table:table-cell table:style-name="ce6" office:value-type="float" office:value="0.298625572678051" calcext:value-type="float">
            <text:p>0,299</text:p>
          </table:table-cell>
          <table:table-cell table:style-name="ce6" office:value-type="float" office:value="0.505789485256787" calcext:value-type="float">
            <text:p>0,506</text:p>
          </table:table-cell>
          <table:table-cell table:style-name="ce6" office:value-type="float" office:value="-0.378474937917962" calcext:value-type="float">
            <text:p>-0,378</text:p>
          </table:table-cell>
          <table:table-cell table:style-name="ce6" office:value-type="float" office:value="4.6718777066949" calcext:value-type="float">
            <text:p>4,67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74045212885002" calcext:value-type="float">
            <text:p>0,274</text:p>
          </table:table-cell>
          <table:table-cell office:value-type="float" office:value="0.306122448979592" calcext:value-type="float">
            <text:p>0,306</text:p>
          </table:table-cell>
          <table:table-cell office:value-type="float" office:value="0.509003880279784" calcext:value-type="float">
            <text:p>0,509</text:p>
          </table:table-cell>
          <table:table-cell office:value-type="float" office:value="-0.422553265605937" calcext:value-type="float">
            <text:p>-0,423</text:p>
          </table:table-cell>
          <table:table-cell office:value-type="float" office:value="4.43576668025545" calcext:value-type="float">
            <text:p>4,436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6" office:value-type="float" office:value="0.27198848470932" calcext:value-type="float">
            <text:p>0,272</text:p>
          </table:table-cell>
          <table:table-cell table:style-name="ce6" office:value-type="float" office:value="0.29914618908788" calcext:value-type="float">
            <text:p>0,299</text:p>
          </table:table-cell>
          <table:table-cell table:style-name="ce6" office:value-type="float" office:value="0.506510063536173" calcext:value-type="float">
            <text:p>0,507</text:p>
          </table:table-cell>
          <table:table-cell table:style-name="ce6" office:value-type="float" office:value="-0.379974697145449" calcext:value-type="float">
            <text:p>-0,380</text:p>
          </table:table-cell>
          <table:table-cell table:style-name="ce6" office:value-type="float" office:value="4.66390386780488" calcext:value-type="float">
            <text:p>4,664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Test I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>
            <text:p>Cell 28</text:p>
          </table:table-cell>
          <table:table-cell table:style-name="Default" table:number-columns-repeated="5"/>
          <table:table-cell/>
          <table:table-cell table:style-name="ce3" office:value-type="string" calcext:value-type="string">
            <text:p>Cell 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'K_f'</text:p>
          </table:table-cell>
          <table:table-cell table:style-name="ce5" office:value-type="string" calcext:value-type="string">
            <text:p>'mean'</text:p>
          </table:table-cell>
          <table:table-cell table:style-name="ce5" office:value-type="string" calcext:value-type="string">
            <text:p>'%&lt;mean'</text:p>
          </table:table-cell>
          <table:table-cell table:style-name="ce5" office:value-type="string" calcext:value-type="string">
            <text:p>'s'</text:p>
          </table:table-cell>
          <table:table-cell table:style-name="ce5" office:value-type="string" calcext:value-type="string">
            <text:p>'g'</text:p>
          </table:table-cell>
          <table:table-cell table:style-name="ce5" office:value-type="string" calcext:value-type="string">
            <text:p>'w'</text:p>
          </table:table-cell>
          <table:table-cell/>
          <table:table-cell table:style-name="ce7" office:value-type="string" calcext:value-type="string">
            <text:p>'K_f'</text:p>
          </table:table-cell>
          <table:table-cell table:style-name="ce7" office:value-type="string" calcext:value-type="string">
            <text:p>'mean'</text:p>
          </table:table-cell>
          <table:table-cell table:style-name="ce7" office:value-type="string" calcext:value-type="string">
            <text:p>'%&lt;mean'</text:p>
          </table:table-cell>
          <table:table-cell table:style-name="ce7" office:value-type="string" calcext:value-type="string">
            <text:p>'s'</text:p>
          </table:table-cell>
          <table:table-cell table:style-name="ce7" office:value-type="string" calcext:value-type="string">
            <text:p>'g'</text:p>
          </table:table-cell>
          <table:table-cell table:style-name="ce7" office:value-type="string" calcext:value-type="string">
            <text:p>'w'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20815772949704" calcext:value-type="float">
            <text:p>0,321</text:p>
          </table:table-cell>
          <table:table-cell office:value-type="float" office:value="0.258400329828901" calcext:value-type="float">
            <text:p>0,258</text:p>
          </table:table-cell>
          <table:table-cell office:value-type="float" office:value="0.483420663958156" calcext:value-type="float">
            <text:p>0,483</text:p>
          </table:table-cell>
          <table:table-cell office:value-type="float" office:value="-0.742324917335932" calcext:value-type="float">
            <text:p>-0,742</text:p>
          </table:table-cell>
          <table:table-cell office:value-type="float" office:value="2.84719710820926" calcext:value-type="float">
            <text:p>2,847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6" office:value-type="float" office:value="0.308961215813417" calcext:value-type="float">
            <text:p>0,309</text:p>
          </table:table-cell>
          <table:table-cell table:style-name="ce6" office:value-type="float" office:value="0.2542690545606" calcext:value-type="float">
            <text:p>0,254</text:p>
          </table:table-cell>
          <table:table-cell table:style-name="ce6" office:value-type="float" office:value="0.461954687560713" calcext:value-type="float">
            <text:p>0,462</text:p>
          </table:table-cell>
          <table:table-cell table:style-name="ce6" office:value-type="float" office:value="-0.715589402911558" calcext:value-type="float">
            <text:p>-0,716</text:p>
          </table:table-cell>
          <table:table-cell table:style-name="ce6" office:value-type="float" office:value="2.94653662143118" calcext:value-type="float">
            <text:p>2,9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02225255884449" calcext:value-type="float">
            <text:p>0,302</text:p>
          </table:table-cell>
          <table:table-cell office:value-type="float" office:value="0.276850133992991" calcext:value-type="float">
            <text:p>0,277</text:p>
          </table:table-cell>
          <table:table-cell office:value-type="float" office:value="0.503473309447085" calcext:value-type="float">
            <text:p>0,503</text:p>
          </table:table-cell>
          <table:table-cell office:value-type="float" office:value="-0.716676461146252" calcext:value-type="float">
            <text:p>-0,717</text:p>
          </table:table-cell>
          <table:table-cell office:value-type="float" office:value="3.01681403968035" calcext:value-type="float">
            <text:p>3,017</text:p>
          </table:table-cell>
          <table:table-cell/>
          <table:table-cell office:value-type="float" office:value="5000" calcext:value-type="float">
            <text:p>5000</text:p>
          </table:table-cell>
          <table:table-cell table:style-name="ce6" office:value-type="float" office:value="0.296355119530387" calcext:value-type="float">
            <text:p>0,296</text:p>
          </table:table-cell>
          <table:table-cell table:style-name="ce6" office:value-type="float" office:value="0.278217409412745" calcext:value-type="float">
            <text:p>0,278</text:p>
          </table:table-cell>
          <table:table-cell table:style-name="ce6" office:value-type="float" office:value="0.49343505412912" calcext:value-type="float">
            <text:p>0,493</text:p>
          </table:table-cell>
          <table:table-cell table:style-name="ce6" office:value-type="float" office:value="-0.736298912841807" calcext:value-type="float">
            <text:p>-0,736</text:p>
          </table:table-cell>
          <table:table-cell table:style-name="ce6" office:value-type="float" office:value="2.87595229327487" calcext:value-type="float">
            <text:p>2,8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9905475854471" calcext:value-type="float">
            <text:p>0,299</text:p>
          </table:table-cell>
          <table:table-cell office:value-type="float" office:value="0.28097299525871" calcext:value-type="float">
            <text:p>0,281</text:p>
          </table:table-cell>
          <table:table-cell office:value-type="float" office:value="0.509370189854816" calcext:value-type="float">
            <text:p>0,509</text:p>
          </table:table-cell>
          <table:table-cell office:value-type="float" office:value="-0.717208572851309" calcext:value-type="float">
            <text:p>-0,717</text:p>
          </table:table-cell>
          <table:table-cell office:value-type="float" office:value="3.02609069898129" calcext:value-type="float">
            <text:p>3,026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6" office:value-type="float" office:value="0.295775999233171" calcext:value-type="float">
            <text:p>0,296</text:p>
          </table:table-cell>
          <table:table-cell table:style-name="ce6" office:value-type="float" office:value="0.280716368179925" calcext:value-type="float">
            <text:p>0,281</text:p>
          </table:table-cell>
          <table:table-cell table:style-name="ce6" office:value-type="float" office:value="0.502924681203365" calcext:value-type="float">
            <text:p>0,503</text:p>
          </table:table-cell>
          <table:table-cell table:style-name="ce6" office:value-type="float" office:value="-0.750562822933876" calcext:value-type="float">
            <text:p>-0,751</text:p>
          </table:table-cell>
          <table:table-cell table:style-name="ce6" office:value-type="float" office:value="2.82519524664749" calcext:value-type="float">
            <text:p>2,8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95948331562628" calcext:value-type="float">
            <text:p>0,296</text:p>
          </table:table-cell>
          <table:table-cell office:value-type="float" office:value="0.284889713461142" calcext:value-type="float">
            <text:p>0,285</text:p>
          </table:table-cell>
          <table:table-cell office:value-type="float" office:value="0.515659390545587" calcext:value-type="float">
            <text:p>0,516</text:p>
          </table:table-cell>
          <table:table-cell office:value-type="float" office:value="-0.7190396990778" calcext:value-type="float">
            <text:p>-0,719</text:p>
          </table:table-cell>
          <table:table-cell office:value-type="float" office:value="3.03299645393639" calcext:value-type="float">
            <text:p>3,033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6" office:value-type="float" office:value="0.295668154086709" calcext:value-type="float">
            <text:p>0,296</text:p>
          </table:table-cell>
          <table:table-cell table:style-name="ce6" office:value-type="float" office:value="0.28259058725531" calcext:value-type="float">
            <text:p>0,283</text:p>
          </table:table-cell>
          <table:table-cell table:style-name="ce6" office:value-type="float" office:value="0.513226875793217" calcext:value-type="float">
            <text:p>0,513</text:p>
          </table:table-cell>
          <table:table-cell table:style-name="ce6" office:value-type="float" office:value="-0.766581113233167" calcext:value-type="float">
            <text:p>-0,767</text:p>
          </table:table-cell>
          <table:table-cell table:style-name="ce6" office:value-type="float" office:value="2.77120293589771" calcext:value-type="float">
            <text:p>2,77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95617905434544" calcext:value-type="float">
            <text:p>0,296</text:p>
          </table:table-cell>
          <table:table-cell office:value-type="float" office:value="0.284889713461142" calcext:value-type="float">
            <text:p>0,285</text:p>
          </table:table-cell>
          <table:table-cell office:value-type="float" office:value="0.516308692198253" calcext:value-type="float">
            <text:p>0,516</text:p>
          </table:table-cell>
          <table:table-cell office:value-type="float" office:value="-0.719220577199387" calcext:value-type="float">
            <text:p>-0,719</text:p>
          </table:table-cell>
          <table:table-cell office:value-type="float" office:value="3.03412718926275" calcext:value-type="float">
            <text:p>3,034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6" office:value-type="float" office:value="0.295662015804239" calcext:value-type="float">
            <text:p>0,296</text:p>
          </table:table-cell>
          <table:table-cell table:style-name="ce6" office:value-type="float" office:value="0.282798833819242" calcext:value-type="float">
            <text:p>0,283</text:p>
          </table:table-cell>
          <table:table-cell table:style-name="ce6" office:value-type="float" office:value="0.514312726776082" calcext:value-type="float">
            <text:p>0,514</text:p>
          </table:table-cell>
          <table:table-cell table:style-name="ce6" office:value-type="float" office:value="-0.768241631583199" calcext:value-type="float">
            <text:p>-0,768</text:p>
          </table:table-cell>
          <table:table-cell table:style-name="ce6" office:value-type="float" office:value="2.76596850437681" calcext:value-type="float">
            <text:p>2,766</text:p>
          </table:table-cell>
        </table:table-row>
      </table:table>
      <table:table table:name="looseNode" table:style-name="ta1">
        <table:shapes>
          <draw:frame draw:z-index="0" draw:name="mean" draw:style-name="gr1" draw:text-style-name="P1" svg:width="159.97mm" svg:height="104.39mm" svg:x="315.26mm" svg:y="9.3mm">
            <loext:p draw:notify-on-update-of-ranges="looseNode.A7:looseNode.A11 looseNode.A2:looseNode.A2 looseNode.B7:looseNode.B11 looseNode.A14:looseNode.A14 looseNode.B19:looseNode.B23 looseNode.A26:looseNode.A26 looseNode.B31:looseNode.B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name="mean" draw:style-name="gr1" draw:text-style-name="P1" svg:width="159.97mm" svg:height="104.39mm" svg:x="487.08mm" svg:y="11.44mm">
            <loext:p draw:notify-on-update-of-ranges="looseNode.A7:looseNode.A11 looseNode.A2:looseNode.A2 looseNode.I7:looseNode.I11 looseNode.A14:looseNode.A14 looseNode.I19:looseNode.I23 looseNode.A26:looseNode.A26 looseNode.I31:looseNode.I3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name="mean" draw:style-name="gr1" draw:text-style-name="P1" svg:width="159.97mm" svg:height="104.39mm" svg:x="313.35mm" svg:y="123.26mm">
            <loext:p draw:notify-on-update-of-ranges="looseNode.A7:looseNode.A11 looseNode.A2:looseNode.A2 looseNode.D7:looseNode.D11 looseNode.A14:looseNode.A14 looseNode.D19:looseNode.D23 looseNode.A26:looseNode.A26 looseNode.D31:looseNode.D3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name="mean" draw:style-name="gr1" draw:text-style-name="P1" svg:width="159.97mm" svg:height="104.39mm" svg:x="488.73mm" svg:y="122.73mm">
            <loext:p draw:notify-on-update-of-ranges="looseNode.A7:looseNode.A11 looseNode.A2:looseNode.A2 looseNode.K7:looseNode.K11 looseNode.A14:looseNode.A14 looseNode.K19:looseNode.K23 looseNode.A26:looseNode.A26 looseNode.K31:looseNode.K3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6"/>
        <table:table-column table:style-name="co1" table:number-columns-repeated="7" table:default-cell-style-name="Default"/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Test III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>
            <text:p>Cell 28</text:p>
          </table:table-cell>
          <table:table-cell table:style-name="Default" table:number-columns-repeated="5"/>
          <table:table-cell/>
          <table:table-cell table:style-name="ce3" office:value-type="string" calcext:value-type="string">
            <text:p>Cell 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'K_f'</text:p>
          </table:table-cell>
          <table:table-cell table:style-name="ce5" office:value-type="string" calcext:value-type="string">
            <text:p>'mean'</text:p>
          </table:table-cell>
          <table:table-cell table:style-name="ce5" office:value-type="string" calcext:value-type="string">
            <text:p>'%&lt;mean'</text:p>
          </table:table-cell>
          <table:table-cell table:style-name="ce5" office:value-type="string" calcext:value-type="string">
            <text:p>'s'</text:p>
          </table:table-cell>
          <table:table-cell table:style-name="ce5" office:value-type="string" calcext:value-type="string">
            <text:p>'g'</text:p>
          </table:table-cell>
          <table:table-cell table:style-name="ce5" office:value-type="string" calcext:value-type="string">
            <text:p>'w'</text:p>
          </table:table-cell>
          <table:table-cell/>
          <table:table-cell table:style-name="ce7" office:value-type="string" calcext:value-type="string">
            <text:p>'K_f'</text:p>
          </table:table-cell>
          <table:table-cell table:style-name="ce7" office:value-type="string" calcext:value-type="string">
            <text:p>'mean'</text:p>
          </table:table-cell>
          <table:table-cell table:style-name="ce7" office:value-type="string" calcext:value-type="string">
            <text:p>'%&lt;mean'</text:p>
          </table:table-cell>
          <table:table-cell table:style-name="ce7" office:value-type="string" calcext:value-type="string">
            <text:p>'s'</text:p>
          </table:table-cell>
          <table:table-cell table:style-name="ce7" office:value-type="string" calcext:value-type="string">
            <text:p>'g'</text:p>
          </table:table-cell>
          <table:table-cell table:style-name="ce7" office:value-type="string" calcext:value-type="string">
            <text:p>'w'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09004720398344" calcext:value-type="float">
            <text:p>0,409</text:p>
          </table:table-cell>
          <table:table-cell office:value-type="float" office:value="0.164192949907236" calcext:value-type="float">
            <text:p>0,164</text:p>
          </table:table-cell>
          <table:table-cell office:value-type="float" office:value="0.489391447567879" calcext:value-type="float">
            <text:p>0,489</text:p>
          </table:table-cell>
          <table:table-cell office:value-type="float" office:value="-0.91114813164619" calcext:value-type="float">
            <text:p>-0,911</text:p>
          </table:table-cell>
          <table:table-cell office:value-type="float" office:value="2.11244767883341" calcext:value-type="float">
            <text:p>2,112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6" office:value-type="float" office:value="0.40941410410277" calcext:value-type="float">
            <text:p>0,409</text:p>
          </table:table-cell>
          <table:table-cell table:style-name="ce6" office:value-type="float" office:value="0.164098292378176" calcext:value-type="float">
            <text:p>0,164</text:p>
          </table:table-cell>
          <table:table-cell table:style-name="ce6" office:value-type="float" office:value="0.489846071279728" calcext:value-type="float">
            <text:p>0,490</text:p>
          </table:table-cell>
          <table:table-cell table:style-name="ce6" office:value-type="float" office:value="-0.913423498145076" calcext:value-type="float">
            <text:p>-0,913</text:p>
          </table:table-cell>
          <table:table-cell table:style-name="ce6" office:value-type="float" office:value="2.09829501743623" calcext:value-type="float">
            <text:p>2,09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27070693010631" calcext:value-type="float">
            <text:p>0,427</text:p>
          </table:table-cell>
          <table:table-cell office:value-type="float" office:value="0.161719233147805" calcext:value-type="float">
            <text:p>0,162</text:p>
          </table:table-cell>
          <table:table-cell office:value-type="float" office:value="0.50521064113264" calcext:value-type="float">
            <text:p>0,505</text:p>
          </table:table-cell>
          <table:table-cell office:value-type="float" office:value="-0.949914670953432" calcext:value-type="float">
            <text:p>-0,950</text:p>
          </table:table-cell>
          <table:table-cell office:value-type="float" office:value="1.91225622408422" calcext:value-type="float">
            <text:p>1,912</text:p>
          </table:table-cell>
          <table:table-cell/>
          <table:table-cell office:value-type="float" office:value="5000" calcext:value-type="float">
            <text:p>5000</text:p>
          </table:table-cell>
          <table:table-cell table:style-name="ce6" office:value-type="float" office:value="0.429711042930754" calcext:value-type="float">
            <text:p>0,430</text:p>
          </table:table-cell>
          <table:table-cell table:style-name="ce6" office:value-type="float" office:value="0.161286963765098" calcext:value-type="float">
            <text:p>0,161</text:p>
          </table:table-cell>
          <table:table-cell table:style-name="ce6" office:value-type="float" office:value="0.507180620817208" calcext:value-type="float">
            <text:p>0,507</text:p>
          </table:table-cell>
          <table:table-cell table:style-name="ce6" office:value-type="float" office:value="-0.957772069148877" calcext:value-type="float">
            <text:p>-0,958</text:p>
          </table:table-cell>
          <table:table-cell table:style-name="ce6" office:value-type="float" office:value="1.87104347645053" calcext:value-type="float">
            <text:p>1,8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39614588254221" calcext:value-type="float">
            <text:p>0,440</text:p>
          </table:table-cell>
          <table:table-cell office:value-type="float" office:value="0.158524015666873" calcext:value-type="float">
            <text:p>0,159</text:p>
          </table:table-cell>
          <table:table-cell office:value-type="float" office:value="0.514208653181008" calcext:value-type="float">
            <text:p>0,514</text:p>
          </table:table-cell>
          <table:table-cell office:value-type="float" office:value="-0.983894800065367" calcext:value-type="float">
            <text:p>-0,984</text:p>
          </table:table-cell>
          <table:table-cell office:value-type="float" office:value="1.74259735735484" calcext:value-type="float">
            <text:p>1,743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6" office:value-type="float" office:value="0.44477194666404" calcext:value-type="float">
            <text:p>0,445</text:p>
          </table:table-cell>
          <table:table-cell table:style-name="ce6" office:value-type="float" office:value="0.158371511870054" calcext:value-type="float">
            <text:p>0,158</text:p>
          </table:table-cell>
          <table:table-cell table:style-name="ce6" office:value-type="float" office:value="0.517635545594016" calcext:value-type="float">
            <text:p>0,518</text:p>
          </table:table-cell>
          <table:table-cell table:style-name="ce6" office:value-type="float" office:value="-0.995138153890819" calcext:value-type="float">
            <text:p>-0,995</text:p>
          </table:table-cell>
          <table:table-cell table:style-name="ce6" office:value-type="float" office:value="1.68955038448709" calcext:value-type="float">
            <text:p>1,69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19000689201855" calcext:value-type="float">
            <text:p>0,219</text:p>
          </table:table-cell>
          <table:table-cell office:value-type="float" office:value="0.228715728715729" calcext:value-type="float">
            <text:p>0,229</text:p>
          </table:table-cell>
          <table:table-cell office:value-type="float" office:value="0.365385494604571" calcext:value-type="float">
            <text:p>0,365</text:p>
          </table:table-cell>
          <table:table-cell office:value-type="float" office:value="-0.00302842912230217" calcext:value-type="float">
            <text:p>-0,003</text:p>
          </table:table-cell>
          <table:table-cell office:value-type="float" office:value="7.71381277950957" calcext:value-type="float">
            <text:p>7,714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6" office:value-type="float" office:value="0.220261356670164" calcext:value-type="float">
            <text:p>0,220</text:p>
          </table:table-cell>
          <table:table-cell table:style-name="ce6" office:value-type="float" office:value="0.223969179508538" calcext:value-type="float">
            <text:p>0,224</text:p>
          </table:table-cell>
          <table:table-cell table:style-name="ce6" office:value-type="float" office:value="0.363163503586808" calcext:value-type="float">
            <text:p>0,363</text:p>
          </table:table-cell>
          <table:table-cell table:style-name="ce6" office:value-type="float" office:value="-0.00865120217155857" calcext:value-type="float">
            <text:p>-0,009</text:p>
          </table:table-cell>
          <table:table-cell table:style-name="ce6" office:value-type="float" office:value="7.71165927104845" calcext:value-type="float">
            <text:p>7,7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87908896963145" calcext:value-type="float">
            <text:p>0,188</text:p>
          </table:table-cell>
          <table:table-cell office:value-type="float" office:value="0.313337456194599" calcext:value-type="float">
            <text:p>0,313</text:p>
          </table:table-cell>
          <table:table-cell office:value-type="float" office:value="0.403909624759848" calcext:value-type="float">
            <text:p>0,404</text:p>
          </table:table-cell>
          <table:table-cell office:value-type="float" office:value="0.149004378185496" calcext:value-type="float">
            <text:p>0,149</text:p>
          </table:table-cell>
          <table:table-cell office:value-type="float" office:value="8.55552212490911" calcext:value-type="float">
            <text:p>8,556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6" office:value-type="float" office:value="0.185568818889437" calcext:value-type="float">
            <text:p>0,186</text:p>
          </table:table-cell>
          <table:table-cell table:style-name="ce6" office:value-type="float" office:value="0.313411078717201" calcext:value-type="float">
            <text:p>0,313</text:p>
          </table:table-cell>
          <table:table-cell table:style-name="ce6" office:value-type="float" office:value="0.40035511100328" calcext:value-type="float">
            <text:p>0,400</text:p>
          </table:table-cell>
          <table:table-cell table:style-name="ce6" office:value-type="float" office:value="0.202448800535262" calcext:value-type="float">
            <text:p>0,202</text:p>
          </table:table-cell>
          <table:table-cell table:style-name="ce6" office:value-type="float" office:value="8.94453196690534" calcext:value-type="float">
            <text:p>8,945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Test II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>
            <text:p>Cell 28</text:p>
          </table:table-cell>
          <table:table-cell table:style-name="Default" table:number-columns-repeated="5"/>
          <table:table-cell/>
          <table:table-cell table:style-name="ce3" office:value-type="string" calcext:value-type="string">
            <text:p>Cell 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'K_f'</text:p>
          </table:table-cell>
          <table:table-cell table:style-name="ce5" office:value-type="string" calcext:value-type="string">
            <text:p>'mean'</text:p>
          </table:table-cell>
          <table:table-cell table:style-name="ce5" office:value-type="string" calcext:value-type="string">
            <text:p>'%&lt;mean'</text:p>
          </table:table-cell>
          <table:table-cell table:style-name="ce5" office:value-type="string" calcext:value-type="string">
            <text:p>'s'</text:p>
          </table:table-cell>
          <table:table-cell table:style-name="ce5" office:value-type="string" calcext:value-type="string">
            <text:p>'g'</text:p>
          </table:table-cell>
          <table:table-cell table:style-name="ce5" office:value-type="string" calcext:value-type="string">
            <text:p>'w'</text:p>
          </table:table-cell>
          <table:table-cell/>
          <table:table-cell table:style-name="ce7" office:value-type="string" calcext:value-type="string">
            <text:p>'K_f'</text:p>
          </table:table-cell>
          <table:table-cell table:style-name="ce7" office:value-type="string" calcext:value-type="string">
            <text:p>'mean'</text:p>
          </table:table-cell>
          <table:table-cell table:style-name="ce7" office:value-type="string" calcext:value-type="string">
            <text:p>'%&lt;mean'</text:p>
          </table:table-cell>
          <table:table-cell table:style-name="ce7" office:value-type="string" calcext:value-type="string">
            <text:p>'s'</text:p>
          </table:table-cell>
          <table:table-cell table:style-name="ce7" office:value-type="string" calcext:value-type="string">
            <text:p>'g'</text:p>
          </table:table-cell>
          <table:table-cell table:style-name="ce7" office:value-type="string" calcext:value-type="string">
            <text:p>'w'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34781766526529" calcext:value-type="float">
            <text:p>0,435</text:p>
          </table:table-cell>
          <table:table-cell office:value-type="float" office:value="0.150587507730365" calcext:value-type="float">
            <text:p>0,151</text:p>
          </table:table-cell>
          <table:table-cell office:value-type="float" office:value="0.494573633531783" calcext:value-type="float">
            <text:p>0,495</text:p>
          </table:table-cell>
          <table:table-cell office:value-type="float" office:value="-0.943588372581455" calcext:value-type="float">
            <text:p>-0,944</text:p>
          </table:table-cell>
          <table:table-cell office:value-type="float" office:value="1.91077906421483" calcext:value-type="float">
            <text:p>1,911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6" office:value-type="float" office:value="0.438212701050171" calcext:value-type="float">
            <text:p>0,438</text:p>
          </table:table-cell>
          <table:table-cell table:style-name="ce6" office:value-type="float" office:value="0.149312786339025" calcext:value-type="float">
            <text:p>0,149</text:p>
          </table:table-cell>
          <table:table-cell table:style-name="ce6" office:value-type="float" office:value="0.496029187707443" calcext:value-type="float">
            <text:p>0,496</text:p>
          </table:table-cell>
          <table:table-cell table:style-name="ce6" office:value-type="float" office:value="-0.948761293411378" calcext:value-type="float">
            <text:p>-0,949</text:p>
          </table:table-cell>
          <table:table-cell table:style-name="ce6" office:value-type="float" office:value="1.88340027347809" calcext:value-type="float">
            <text:p>1,8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83773349799076" calcext:value-type="float">
            <text:p>0,484</text:p>
          </table:table-cell>
          <table:table-cell office:value-type="float" office:value="0.141207998350855" calcext:value-type="float">
            <text:p>0,141</text:p>
          </table:table-cell>
          <table:table-cell office:value-type="float" office:value="0.528435628817923" calcext:value-type="float">
            <text:p>0,528</text:p>
          </table:table-cell>
          <table:table-cell office:value-type="float" office:value="-1.03893834943989" calcext:value-type="float">
            <text:p>-1,039</text:p>
          </table:table-cell>
          <table:table-cell office:value-type="float" office:value="1.422135840231" calcext:value-type="float">
            <text:p>1,422</text:p>
          </table:table-cell>
          <table:table-cell/>
          <table:table-cell office:value-type="float" office:value="5000" calcext:value-type="float">
            <text:p>5000</text:p>
          </table:table-cell>
          <table:table-cell table:style-name="ce6" office:value-type="float" office:value="0.49792000663296" calcext:value-type="float">
            <text:p>0,498</text:p>
          </table:table-cell>
          <table:table-cell table:style-name="ce6" office:value-type="float" office:value="0.137026239067055" calcext:value-type="float">
            <text:p>0,137</text:p>
          </table:table-cell>
          <table:table-cell table:style-name="ce6" office:value-type="float" office:value="0.535213685470754" calcext:value-type="float">
            <text:p>0,535</text:p>
          </table:table-cell>
          <table:table-cell table:style-name="ce6" office:value-type="float" office:value="-1.06425275187074" calcext:value-type="float">
            <text:p>-1,064</text:p>
          </table:table-cell>
          <table:table-cell table:style-name="ce6" office:value-type="float" office:value="1.30438459259174" calcext:value-type="float">
            <text:p>1,3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70065709373392" calcext:value-type="float">
            <text:p>0,470</text:p>
          </table:table-cell>
          <table:table-cell office:value-type="float" office:value="0.143475572047001" calcext:value-type="float">
            <text:p>0,143</text:p>
          </table:table-cell>
          <table:table-cell office:value-type="float" office:value="0.517739673385855" calcext:value-type="float">
            <text:p>0,518</text:p>
          </table:table-cell>
          <table:table-cell office:value-type="float" office:value="-1.02627118184057" calcext:value-type="float">
            <text:p>-1,026</text:p>
          </table:table-cell>
          <table:table-cell office:value-type="float" office:value="1.4901606843448" calcext:value-type="float">
            <text:p>1,49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6" office:value-type="float" office:value="0.492621180024467" calcext:value-type="float">
            <text:p>0,493</text:p>
          </table:table-cell>
          <table:table-cell table:style-name="ce6" office:value-type="float" office:value="0.139108704706372" calcext:value-type="float">
            <text:p>0,139</text:p>
          </table:table-cell>
          <table:table-cell table:style-name="ce6" office:value-type="float" office:value="0.532933867697387" calcext:value-type="float">
            <text:p>0,533</text:p>
          </table:table-cell>
          <table:table-cell table:style-name="ce6" office:value-type="float" office:value="-1.05667406366915" calcext:value-type="float">
            <text:p>-1,057</text:p>
          </table:table-cell>
          <table:table-cell table:style-name="ce6" office:value-type="float" office:value="1.33613620394609" calcext:value-type="float">
            <text:p>1,33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77498186825907" calcext:value-type="float">
            <text:p>0,277</text:p>
          </table:table-cell>
          <table:table-cell office:value-type="float" office:value="0.29839208410637" calcext:value-type="float">
            <text:p>0,298</text:p>
          </table:table-cell>
          <table:table-cell office:value-type="float" office:value="0.504882631830479" calcext:value-type="float">
            <text:p>0,505</text:p>
          </table:table-cell>
          <table:table-cell office:value-type="float" office:value="-0.414553204321712" calcext:value-type="float">
            <text:p>-0,415</text:p>
          </table:table-cell>
          <table:table-cell office:value-type="float" office:value="4.45863358524471" calcext:value-type="float">
            <text:p>4,459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6" office:value-type="float" office:value="0.277457150586607" calcext:value-type="float">
            <text:p>0,277</text:p>
          </table:table-cell>
          <table:table-cell table:style-name="ce6" office:value-type="float" office:value="0.292169929196168" calcext:value-type="float">
            <text:p>0,292</text:p>
          </table:table-cell>
          <table:table-cell table:style-name="ce6" office:value-type="float" office:value="0.503545082970665" calcext:value-type="float">
            <text:p>0,504</text:p>
          </table:table-cell>
          <table:table-cell table:style-name="ce6" office:value-type="float" office:value="-0.389403280249571" calcext:value-type="float">
            <text:p>-0,389</text:p>
          </table:table-cell>
          <table:table-cell table:style-name="ce6" office:value-type="float" office:value="4.59740198801272" calcext:value-type="float">
            <text:p>4,59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7493673420394" calcext:value-type="float">
            <text:p>0,275</text:p>
          </table:table-cell>
          <table:table-cell office:value-type="float" office:value="0.305607091321377" calcext:value-type="float">
            <text:p>0,306</text:p>
          </table:table-cell>
          <table:table-cell office:value-type="float" office:value="0.509108960286399" calcext:value-type="float">
            <text:p>0,509</text:p>
          </table:table-cell>
          <table:table-cell office:value-type="float" office:value="-0.427743611282183" calcext:value-type="float">
            <text:p>-0,428</text:p>
          </table:table-cell>
          <table:table-cell office:value-type="float" office:value="4.40552601005193" calcext:value-type="float">
            <text:p>4,406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6" office:value-type="float" office:value="0.274041922206626" calcext:value-type="float">
            <text:p>0,274</text:p>
          </table:table-cell>
          <table:table-cell table:style-name="ce6" office:value-type="float" office:value="0.298417326114119" calcext:value-type="float">
            <text:p>0,298</text:p>
          </table:table-cell>
          <table:table-cell table:style-name="ce6" office:value-type="float" office:value="0.507034174070169" calcext:value-type="float">
            <text:p>0,507</text:p>
          </table:table-cell>
          <table:table-cell table:style-name="ce6" office:value-type="float" office:value="-0.396888394208295" calcext:value-type="float">
            <text:p>-0,397</text:p>
          </table:table-cell>
          <table:table-cell table:style-name="ce6" office:value-type="float" office:value="4.57453817351025" calcext:value-type="float">
            <text:p>4,575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Test I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>
            <text:p>Cell 28</text:p>
          </table:table-cell>
          <table:table-cell table:style-name="Default" table:number-columns-repeated="5"/>
          <table:table-cell/>
          <table:table-cell table:style-name="ce3" office:value-type="string" calcext:value-type="string">
            <text:p>Cell 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'K_f'</text:p>
          </table:table-cell>
          <table:table-cell table:style-name="ce5" office:value-type="string" calcext:value-type="string">
            <text:p>'mean'</text:p>
          </table:table-cell>
          <table:table-cell table:style-name="ce5" office:value-type="string" calcext:value-type="string">
            <text:p>'%&lt;mean'</text:p>
          </table:table-cell>
          <table:table-cell table:style-name="ce5" office:value-type="string" calcext:value-type="string">
            <text:p>'s'</text:p>
          </table:table-cell>
          <table:table-cell table:style-name="ce5" office:value-type="string" calcext:value-type="string">
            <text:p>'g'</text:p>
          </table:table-cell>
          <table:table-cell table:style-name="ce5" office:value-type="string" calcext:value-type="string">
            <text:p>'w'</text:p>
          </table:table-cell>
          <table:table-cell/>
          <table:table-cell table:style-name="ce7" office:value-type="string" calcext:value-type="string">
            <text:p>'K_f'</text:p>
          </table:table-cell>
          <table:table-cell table:style-name="ce7" office:value-type="string" calcext:value-type="string">
            <text:p>'mean'</text:p>
          </table:table-cell>
          <table:table-cell table:style-name="ce7" office:value-type="string" calcext:value-type="string">
            <text:p>'%&lt;mean'</text:p>
          </table:table-cell>
          <table:table-cell table:style-name="ce7" office:value-type="string" calcext:value-type="string">
            <text:p>'s'</text:p>
          </table:table-cell>
          <table:table-cell table:style-name="ce7" office:value-type="string" calcext:value-type="string">
            <text:p>'g'</text:p>
          </table:table-cell>
          <table:table-cell table:style-name="ce7" office:value-type="string" calcext:value-type="string">
            <text:p>'w'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36440407608117" calcext:value-type="float">
            <text:p>0,436</text:p>
          </table:table-cell>
          <table:table-cell office:value-type="float" office:value="0.149969078540507" calcext:value-type="float">
            <text:p>0,150</text:p>
          </table:table-cell>
          <table:table-cell office:value-type="float" office:value="0.494514931008913" calcext:value-type="float">
            <text:p>0,495</text:p>
          </table:table-cell>
          <table:table-cell office:value-type="float" office:value="-0.947954963005625" calcext:value-type="float">
            <text:p>-0,948</text:p>
          </table:table-cell>
          <table:table-cell office:value-type="float" office:value="1.89583421728314" calcext:value-type="float">
            <text:p>1,896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6" office:value-type="float" office:value="0.433278399798643" calcext:value-type="float">
            <text:p>0,433</text:p>
          </table:table-cell>
          <table:table-cell table:style-name="ce6" office:value-type="float" office:value="0.15045814244065" calcext:value-type="float">
            <text:p>0,150</text:p>
          </table:table-cell>
          <table:table-cell table:style-name="ce6" office:value-type="float" office:value="0.491993235475545" calcext:value-type="float">
            <text:p>0,492</text:p>
          </table:table-cell>
          <table:table-cell table:style-name="ce6" office:value-type="float" office:value="-0.938740075229457" calcext:value-type="float">
            <text:p>-0,939</text:p>
          </table:table-cell>
          <table:table-cell table:style-name="ce6" office:value-type="float" office:value="1.9417195416264" calcext:value-type="float">
            <text:p>1,94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9525169710174" calcext:value-type="float">
            <text:p>0,495</text:p>
          </table:table-cell>
          <table:table-cell office:value-type="float" office:value="0.138837353123067" calcext:value-type="float">
            <text:p>0,139</text:p>
          </table:table-cell>
          <table:table-cell office:value-type="float" office:value="0.532201464736722" calcext:value-type="float">
            <text:p>0,532</text:p>
          </table:table-cell>
          <table:table-cell office:value-type="float" office:value="-1.07363744116867" calcext:value-type="float">
            <text:p>-1,074</text:p>
          </table:table-cell>
          <table:table-cell office:value-type="float" office:value="1.26811282974251" calcext:value-type="float">
            <text:p>1,268</text:p>
          </table:table-cell>
          <table:table-cell/>
          <table:table-cell office:value-type="float" office:value="5000" calcext:value-type="float">
            <text:p>5000</text:p>
          </table:table-cell>
          <table:table-cell table:style-name="ce6" office:value-type="float" office:value="0.491513378393146" calcext:value-type="float">
            <text:p>0,492</text:p>
          </table:table-cell>
          <table:table-cell table:style-name="ce6" office:value-type="float" office:value="0.138275718450646" calcext:value-type="float">
            <text:p>0,138</text:p>
          </table:table-cell>
          <table:table-cell table:style-name="ce6" office:value-type="float" office:value="0.529320880577486" calcext:value-type="float">
            <text:p>0,529</text:p>
          </table:table-cell>
          <table:table-cell table:style-name="ce6" office:value-type="float" office:value="-1.06587070326664" calcext:value-type="float">
            <text:p>-1,066</text:p>
          </table:table-cell>
          <table:table-cell table:style-name="ce6" office:value-type="float" office:value="1.30626035644038" calcext:value-type="float">
            <text:p>1,3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507785251219946" calcext:value-type="float">
            <text:p>0,508</text:p>
          </table:table-cell>
          <table:table-cell office:value-type="float" office:value="0.138115852401567" calcext:value-type="float">
            <text:p>0,138</text:p>
          </table:table-cell>
          <table:table-cell office:value-type="float" office:value="0.545026630999459" calcext:value-type="float">
            <text:p>0,545</text:p>
          </table:table-cell>
          <table:table-cell office:value-type="float" office:value="-1.09038285242031" calcext:value-type="float">
            <text:p>-1,090</text:p>
          </table:table-cell>
          <table:table-cell office:value-type="float" office:value="1.17127108297358" calcext:value-type="float">
            <text:p>1,171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6" office:value-type="float" office:value="0.496077215209309" calcext:value-type="float">
            <text:p>0,496</text:p>
          </table:table-cell>
          <table:table-cell table:style-name="ce6" office:value-type="float" office:value="0.139733444398167" calcext:value-type="float">
            <text:p>0,140</text:p>
          </table:table-cell>
          <table:table-cell table:style-name="ce6" office:value-type="float" office:value="0.537482601740644" calcext:value-type="float">
            <text:p>0,537</text:p>
          </table:table-cell>
          <table:table-cell table:style-name="ce6" office:value-type="float" office:value="-1.06566105460739" calcext:value-type="float">
            <text:p>-1,066</text:p>
          </table:table-cell>
          <table:table-cell table:style-name="ce6" office:value-type="float" office:value="1.2871750066797" calcext:value-type="float">
            <text:p>1,28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303631724500966" calcext:value-type="float">
            <text:p>0,304</text:p>
          </table:table-cell>
          <table:table-cell office:value-type="float" office:value="0.280354566068852" calcext:value-type="float">
            <text:p>0,280</text:p>
          </table:table-cell>
          <table:table-cell office:value-type="float" office:value="0.510214299347049" calcext:value-type="float">
            <text:p>0,510</text:p>
          </table:table-cell>
          <table:table-cell office:value-type="float" office:value="-0.711371632252824" calcext:value-type="float">
            <text:p>-0,711</text:p>
          </table:table-cell>
          <table:table-cell office:value-type="float" office:value="3.03730461148871" calcext:value-type="float">
            <text:p>3,037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6" office:value-type="float" office:value="0.299254494646897" calcext:value-type="float">
            <text:p>0,299</text:p>
          </table:table-cell>
          <table:table-cell table:style-name="ce6" office:value-type="float" office:value="0.281757600999584" calcext:value-type="float">
            <text:p>0,282</text:p>
          </table:table-cell>
          <table:table-cell table:style-name="ce6" office:value-type="float" office:value="0.511542750586831" calcext:value-type="float">
            <text:p>0,512</text:p>
          </table:table-cell>
          <table:table-cell table:style-name="ce6" office:value-type="float" office:value="-0.758787382813921" calcext:value-type="float">
            <text:p>-0,759</text:p>
          </table:table-cell>
          <table:table-cell table:style-name="ce6" office:value-type="float" office:value="2.79643760574733" calcext:value-type="float">
            <text:p>2,79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95943035440864" calcext:value-type="float">
            <text:p>0,296</text:p>
          </table:table-cell>
          <table:table-cell office:value-type="float" office:value="0.284786641929499" calcext:value-type="float">
            <text:p>0,285</text:p>
          </table:table-cell>
          <table:table-cell office:value-type="float" office:value="0.515666472103213" calcext:value-type="float">
            <text:p>0,516</text:p>
          </table:table-cell>
          <table:table-cell office:value-type="float" office:value="-0.715616348254432" calcext:value-type="float">
            <text:p>-0,716</text:p>
          </table:table-cell>
          <table:table-cell office:value-type="float" office:value="3.04822040975486" calcext:value-type="float">
            <text:p>3,048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6" office:value-type="float" office:value="0.295816137515725" calcext:value-type="float">
            <text:p>0,296</text:p>
          </table:table-cell>
          <table:table-cell table:style-name="ce6" office:value-type="float" office:value="0.282694710537276" calcext:value-type="float">
            <text:p>0,283</text:p>
          </table:table-cell>
          <table:table-cell table:style-name="ce6" office:value-type="float" office:value="0.514683758236814" calcext:value-type="float">
            <text:p>0,515</text:p>
          </table:table-cell>
          <table:table-cell table:style-name="ce6" office:value-type="float" office:value="-0.762229740412813" calcext:value-type="float">
            <text:p>-0,762</text:p>
          </table:table-cell>
          <table:table-cell table:style-name="ce6" office:value-type="float" office:value="2.79665801711782" calcext:value-type="float">
            <text:p>2,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a </meta:initial-creator>
    <meta:creation-date>2017-03-15T16:16:45.948838518</meta:creation-date>
    <meta:generator>LibreOffice/5.0.3.2$Linux_X86_64 LibreOffice_project/00m0$Build-2</meta:generator>
    <dc:date>2017-03-15T17:24:50.895806761</dc:date>
    <dc:creator>lisa </dc:creator>
    <meta:editing-duration>PT22M11S</meta:editing-duration>
    <meta:editing-cycles>2</meta:editing-cycles>
    <meta:document-statistic meta:table-count="2" meta:cell-count="45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true" chart:minimum="1000" chart:origin="0" chart:interval-major="1" chart:interval-minor-divisor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6cm" svg:height="10.44cm" xlink:href=".." xlink:type="simple" chart:class="chart:scatter" chart:style-name="ch1">
        <chart:title svg:x="6.792cm" svg:y="0.344cm" chart:style-name="ch2">
          <text:p>mean value</text:p>
        </chart:title>
        <chart:subtitle svg:x="7.387cm" svg:y="1.357cm" chart:style-name="ch3">
          <text:p>CC 28</text:p>
        </chart:subtitle>
        <chart:legend chart:legend-position="end" svg:x="13.624cm" svg:y="4.423cm" style:legend-expansion="high" chart:style-name="ch4"/>
        <chart:plot-area chart:style-name="ch5" table:cell-range-address="fixedNode.A7:fixedNode.B11 fixedNode.A2:fixedNode.A2 fixedNode.A14:fixedNode.A14 fixedNode.B19:fixedNode.B23 fixedNode.A26:fixedNode.A26 fixedNode.B31:fixedNode.B35" chart:data-source-has-labels="both" svg:x="0.32cm" svg:y="2.274cm" svg:width="12.984cm" svg:height="7.958cm">
          <chartooo:coordinate-region svg:x="1.418cm" svg:y="2.473cm" svg:width="11.236cm" svg:height="7.112cm"/>
          <chart:axis chart:dimension="x" chart:name="primary-x" chart:style-name="ch6" chartooo:axis-type="auto">
            <chart:categories table:cell-range-address="fixedNode.A7:fixedNode.A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ixedNode.B7:fixedNode.B11" chart:label-cell-address="fixedNode.A2:fixedNode.A2" chart:class="chart:scatter">
            <chart:domain table:cell-range-address="fixedNode.A7:fixedNode.A11"/>
            <chart:data-point chart:repeated="5"/>
          </chart:series>
          <chart:series chart:style-name="ch10" chart:values-cell-range-address="fixedNode.B19:fixedNode.B23" chart:label-cell-address="fixedNode.A14:fixedNode.A14" chart:class="chart:scatter">
            <chart:data-point chart:repeated="5"/>
          </chart:series>
          <chart:series chart:style-name="ch11" chart:values-cell-range-address="fixedNode.B31:fixedNode.B35" chart:label-cell-address="fixedNode.A26:fixedNode.A26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III</text:p>
                <draw:g>
                  <svg:desc>fixedNode.A2:fixedNode.A2</svg:desc>
                </draw:g>
              </table:table-cell>
              <table:table-cell office:value-type="string">
                <text:p>Test II</text:p>
                <draw:g>
                  <svg:desc>fixedNode.A14:fixedNode.A14</svg:desc>
                </draw:g>
              </table:table-cell>
              <table:table-cell office:value-type="string">
                <text:p>Test I</text:p>
                <draw:g>
                  <svg:desc>fixedNode.A26:fixedNode.A2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ixedNode.A7:fixedNode.A11</svg:desc>
                </draw:g>
              </table:table-cell>
              <table:table-cell office:value-type="float" office:value="0.275330648386066">
                <text:p>0.275330648386066</text:p>
                <draw:g>
                  <svg:desc>fixedNode.B7:fixedNode.B11</svg:desc>
                </draw:g>
              </table:table-cell>
              <table:table-cell office:value-type="float" office:value="0.286799342053474">
                <text:p>0.286799342053474</text:p>
                <draw:g>
                  <svg:desc>fixedNode.B19:fixedNode.B23</svg:desc>
                </draw:g>
              </table:table-cell>
              <table:table-cell office:value-type="float" office:value="0.320815772949704">
                <text:p>0.320815772949704</text:p>
                <draw:g>
                  <svg:desc>fixedNode.B31:fixedNode.B35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210822812154011">
                <text:p>0.210822812154011</text:p>
              </table:table-cell>
              <table:table-cell office:value-type="float" office:value="0.274487989866732">
                <text:p>0.274487989866732</text:p>
              </table:table-cell>
              <table:table-cell office:value-type="float" office:value="0.302225255884449">
                <text:p>0.3022252558844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97099104760088">
                <text:p>0.197099104760088</text:p>
              </table:table-cell>
              <table:table-cell office:value-type="float" office:value="0.273921683616698">
                <text:p>0.273921683616698</text:p>
              </table:table-cell>
              <table:table-cell office:value-type="float" office:value="0.29905475854471">
                <text:p>0.299054758544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89671114123741">
                <text:p>0.189671114123741</text:p>
              </table:table-cell>
              <table:table-cell office:value-type="float" office:value="0.274016354449676">
                <text:p>0.274016354449676</text:p>
              </table:table-cell>
              <table:table-cell office:value-type="float" office:value="0.295948331562628">
                <text:p>0.29594833156262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88241918367868">
                <text:p>0.188241918367868</text:p>
              </table:table-cell>
              <table:table-cell office:value-type="float" office:value="0.274045212885002">
                <text:p>0.274045212885002</text:p>
              </table:table-cell>
              <table:table-cell office:value-type="float" office:value="0.295617905434544">
                <text:p>0.295617905434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44cm" xlink:href=".." xlink:type="simple" chart:class="chart:scatter" chart:style-name="ch1">
        <chart:title svg:x="6.778cm" svg:y="0.344cm" chart:style-name="ch2">
          <text:p>mean value</text:p>
        </chart:title>
        <chart:subtitle svg:x="7.373cm" svg:y="1.357cm" chart:style-name="ch3">
          <text:p>CC 29</text:p>
        </chart:subtitle>
        <chart:legend chart:legend-position="end" svg:x="13.596cm" svg:y="4.423cm" style:legend-expansion="high" chart:style-name="ch4"/>
        <chart:plot-area chart:style-name="ch5" table:cell-range-address="fixedNode.A7:fixedNode.A11 fixedNode.H7:fixedNode.I11 fixedNode.A2:fixedNode.A2 fixedNode.A14:fixedNode.A14 fixedNode.I19:fixedNode.I23 fixedNode.A26:fixedNode.A26 fixedNode.I31:fixedNode.I35" chart:data-source-has-labels="both" svg:x="0.319cm" svg:y="2.274cm" svg:width="12.958cm" svg:height="7.958cm">
          <chartooo:coordinate-region svg:x="1.417cm" svg:y="2.473cm" svg:width="11.21cm" svg:height="7.112cm"/>
          <chart:axis chart:dimension="x" chart:name="primary-x" chart:style-name="ch6" chartooo:axis-type="auto">
            <chart:categories table:cell-range-address="fixedNode.A7:fixedNode.A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ixedNode.I7:fixedNode.I11" chart:label-cell-address="fixedNode.A2:fixedNode.A2" chart:class="chart:scatter">
            <chart:domain table:cell-range-address="fixedNode.H7:fixedNode.H11"/>
            <chart:data-point chart:repeated="5"/>
          </chart:series>
          <chart:series chart:style-name="ch10" chart:values-cell-range-address="fixedNode.I19:fixedNode.I23" chart:label-cell-address="fixedNode.A14:fixedNode.A14" chart:class="chart:scatter">
            <chart:data-point chart:repeated="5"/>
          </chart:series>
          <chart:series chart:style-name="ch11" chart:values-cell-range-address="fixedNode.I31:fixedNode.I35" chart:label-cell-address="fixedNode.A26:fixedNode.A26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est III</text:p>
                <draw:g>
                  <svg:desc>fixedNode.A2:fixedNode.A2</svg:desc>
                </draw:g>
              </table:table-cell>
              <table:table-cell office:value-type="string">
                <text:p>Test II</text:p>
                <draw:g>
                  <svg:desc>fixedNode.A14:fixedNode.A14</svg:desc>
                </draw:g>
              </table:table-cell>
              <table:table-cell office:value-type="string">
                <text:p>Test I</text:p>
                <draw:g>
                  <svg:desc>fixedNode.A26:fixedNode.A2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ixedNode.A7:fixedNode.A11</svg:desc>
                </draw:g>
              </table:table-cell>
              <table:table-cell office:value-type="float" office:value="1000">
                <text:p>1000</text:p>
                <draw:g>
                  <svg:desc>fixedNode.H7:fixedNode.H11</svg:desc>
                </draw:g>
              </table:table-cell>
              <table:table-cell office:value-type="float" office:value="0.266825571633033">
                <text:p>0.266825571633033</text:p>
                <draw:g>
                  <svg:desc>fixedNode.I7:fixedNode.I11</svg:desc>
                </draw:g>
              </table:table-cell>
              <table:table-cell office:value-type="float" office:value="0.295935228860661">
                <text:p>0.295935228860661</text:p>
                <draw:g>
                  <svg:desc>fixedNode.I19:fixedNode.I23</svg:desc>
                </draw:g>
              </table:table-cell>
              <table:table-cell office:value-type="float" office:value="0.308961215813417">
                <text:p>0.308961215813417</text:p>
                <draw:g>
                  <svg:desc>fixedNode.I31:fixedNode.I35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199948789819113">
                <text:p>0.199948789819113</text:p>
              </table:table-cell>
              <table:table-cell office:value-type="float" office:value="0.276592908675888">
                <text:p>0.276592908675888</text:p>
              </table:table-cell>
              <table:table-cell office:value-type="float" office:value="0.296355119530387">
                <text:p>0.29635511953038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187818670041863">
                <text:p>0.187818670041863</text:p>
              </table:table-cell>
              <table:table-cell office:value-type="float" office:value="0.27405958709455">
                <text:p>0.27405958709455</text:p>
              </table:table-cell>
              <table:table-cell office:value-type="float" office:value="0.295775999233171">
                <text:p>0.2957759992331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187369121216917">
                <text:p>0.187369121216917</text:p>
              </table:table-cell>
              <table:table-cell office:value-type="float" office:value="0.272154373498733">
                <text:p>0.272154373498733</text:p>
              </table:table-cell>
              <table:table-cell office:value-type="float" office:value="0.295668154086709">
                <text:p>0.29566815408670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186006571613813">
                <text:p>0.186006571613813</text:p>
              </table:table-cell>
              <table:table-cell office:value-type="float" office:value="0.27198848470932">
                <text:p>0.27198848470932</text:p>
              </table:table-cell>
              <table:table-cell office:value-type="float" office:value="0.295662015804239">
                <text:p>0.2956620158042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44cm" xlink:href=".." xlink:type="simple" chart:class="chart:line" chart:style-name="ch1">
        <chart:title svg:x="7.188cm" svg:y="0.344cm" chart:style-name="ch2">
          <text:p>varianz</text:p>
        </chart:title>
        <chart:subtitle svg:x="7.373cm" svg:y="1.357cm" chart:style-name="ch3">
          <text:p>CC 28</text:p>
        </chart:subtitle>
        <chart:legend chart:legend-position="end" svg:x="13.596cm" svg:y="4.423cm" style:legend-expansion="high" chart:style-name="ch4"/>
        <chart:plot-area chart:style-name="ch5" table:cell-range-address="fixedNode.A7:fixedNode.A11 fixedNode.A2:fixedNode.A2 fixedNode.D7:fixedNode.D11 fixedNode.A14:fixedNode.A14 fixedNode.D19:fixedNode.D23 fixedNode.A26:fixedNode.A26 fixedNode.D31:fixedNode.D35" chart:data-source-has-labels="both" svg:x="0.319cm" svg:y="2.274cm" svg:width="12.958cm" svg:height="7.958cm">
          <chartooo:coordinate-region svg:x="1.417cm" svg:y="2.474cm" svg:width="11.21cm" svg:height="7.111cm"/>
          <chart:axis chart:dimension="x" chart:name="primary-x" chart:style-name="ch6" chartooo:axis-type="auto">
            <chartooo:date-scale/>
            <chart:categories table:cell-range-address="fixedNode.A7:fixedNode.A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ixedNode.D7:fixedNode.D11" chart:label-cell-address="fixedNode.A2:fixedNode.A2" chart:class="chart:line">
            <chart:data-point chart:repeated="5"/>
          </chart:series>
          <chart:series chart:style-name="ch10" chart:values-cell-range-address="fixedNode.D19:fixedNode.D23" chart:label-cell-address="fixedNode.A14:fixedNode.A14" chart:class="chart:line">
            <chart:data-point chart:repeated="5"/>
          </chart:series>
          <chart:series chart:style-name="ch11" chart:values-cell-range-address="fixedNode.D31:fixedNode.D35" chart:label-cell-address="fixedNode.A26:fixedNode.A2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III</text:p>
                <draw:g>
                  <svg:desc>fixedNode.A2:fixedNode.A2</svg:desc>
                </draw:g>
              </table:table-cell>
              <table:table-cell office:value-type="string">
                <text:p>Test II</text:p>
                <draw:g>
                  <svg:desc>fixedNode.A14:fixedNode.A14</svg:desc>
                </draw:g>
              </table:table-cell>
              <table:table-cell office:value-type="string">
                <text:p>Test I</text:p>
                <draw:g>
                  <svg:desc>fixedNode.A26:fixedNode.A2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ixedNode.A7:fixedNode.A11</svg:desc>
                </draw:g>
              </table:table-cell>
              <table:table-cell office:value-type="float" office:value="0.390318957995819">
                <text:p>0.390318957995819</text:p>
                <draw:g>
                  <svg:desc>fixedNode.D7:fixedNode.D11</svg:desc>
                </draw:g>
              </table:table-cell>
              <table:table-cell office:value-type="float" office:value="0.464896246277665">
                <text:p>0.464896246277665</text:p>
                <draw:g>
                  <svg:desc>fixedNode.D19:fixedNode.D23</svg:desc>
                </draw:g>
              </table:table-cell>
              <table:table-cell office:value-type="float" office:value="0.483420663958156">
                <text:p>0.483420663958156</text:p>
                <draw:g>
                  <svg:desc>fixedNode.D31:fixedNode.D35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349227227768851">
                <text:p>0.349227227768851</text:p>
              </table:table-cell>
              <table:table-cell office:value-type="float" office:value="0.491673871514589">
                <text:p>0.491673871514589</text:p>
              </table:table-cell>
              <table:table-cell office:value-type="float" office:value="0.503473309447085">
                <text:p>0.50347330944708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48941248383557">
                <text:p>0.348941248383557</text:p>
              </table:table-cell>
              <table:table-cell office:value-type="float" office:value="0.499587054600421">
                <text:p>0.499587054600421</text:p>
              </table:table-cell>
              <table:table-cell office:value-type="float" office:value="0.509370189854816">
                <text:p>0.5093701898548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402195813039942">
                <text:p>0.402195813039942</text:p>
              </table:table-cell>
              <table:table-cell office:value-type="float" office:value="0.508134600588812">
                <text:p>0.508134600588812</text:p>
              </table:table-cell>
              <table:table-cell office:value-type="float" office:value="0.515659390545587">
                <text:p>0.51565939054558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04601743351383">
                <text:p>0.404601743351383</text:p>
              </table:table-cell>
              <table:table-cell office:value-type="float" office:value="0.509003880279784">
                <text:p>0.509003880279784</text:p>
              </table:table-cell>
              <table:table-cell office:value-type="float" office:value="0.516308692198253">
                <text:p>0.516308692198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44cm" xlink:href=".." xlink:type="simple" chart:class="chart:line" chart:style-name="ch1">
        <chart:title svg:x="7.188cm" svg:y="0.344cm" chart:style-name="ch2">
          <text:p>varianz</text:p>
        </chart:title>
        <chart:subtitle svg:x="7.373cm" svg:y="1.357cm" chart:style-name="ch3">
          <text:p>CC 29</text:p>
        </chart:subtitle>
        <chart:legend chart:legend-position="end" svg:x="13.596cm" svg:y="4.423cm" style:legend-expansion="high" chart:style-name="ch4"/>
        <chart:plot-area chart:style-name="ch5" table:cell-range-address="fixedNode.A7:fixedNode.A11 fixedNode.A2:fixedNode.A2 fixedNode.K7:fixedNode.K11 fixedNode.A14:fixedNode.A14 fixedNode.K19:fixedNode.K23 fixedNode.A26:fixedNode.A26 fixedNode.K31:fixedNode.K35" chart:data-source-has-labels="both" svg:x="0.319cm" svg:y="2.274cm" svg:width="12.958cm" svg:height="7.958cm">
          <chartooo:coordinate-region svg:x="1.417cm" svg:y="2.474cm" svg:width="11.21cm" svg:height="7.111cm"/>
          <chart:axis chart:dimension="x" chart:name="primary-x" chart:style-name="ch6" chartooo:axis-type="auto">
            <chartooo:date-scale/>
            <chart:categories table:cell-range-address="fixedNode.A7:fixedNode.A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ixedNode.K7:fixedNode.K11" chart:label-cell-address="fixedNode.A2:fixedNode.A2" chart:class="chart:line">
            <chart:data-point chart:repeated="5"/>
          </chart:series>
          <chart:series chart:style-name="ch10" chart:values-cell-range-address="fixedNode.K19:fixedNode.K23" chart:label-cell-address="fixedNode.A14:fixedNode.A14" chart:class="chart:line">
            <chart:data-point chart:repeated="5"/>
          </chart:series>
          <chart:series chart:style-name="ch11" chart:values-cell-range-address="fixedNode.K31:fixedNode.K35" chart:label-cell-address="fixedNode.A26:fixedNode.A2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III</text:p>
                <draw:g>
                  <svg:desc>fixedNode.A2:fixedNode.A2</svg:desc>
                </draw:g>
              </table:table-cell>
              <table:table-cell office:value-type="string">
                <text:p>Test II</text:p>
                <draw:g>
                  <svg:desc>fixedNode.A14:fixedNode.A14</svg:desc>
                </draw:g>
              </table:table-cell>
              <table:table-cell office:value-type="string">
                <text:p>Test I</text:p>
                <draw:g>
                  <svg:desc>fixedNode.A26:fixedNode.A2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ixedNode.A7:fixedNode.A11</svg:desc>
                </draw:g>
              </table:table-cell>
              <table:table-cell office:value-type="float" office:value="0.374260062911292">
                <text:p>0.374260062911292</text:p>
                <draw:g>
                  <svg:desc>fixedNode.K7:fixedNode.K11</svg:desc>
                </draw:g>
              </table:table-cell>
              <table:table-cell office:value-type="float" office:value="0.473382742859186">
                <text:p>0.473382742859186</text:p>
                <draw:g>
                  <svg:desc>fixedNode.K19:fixedNode.K23</svg:desc>
                </draw:g>
              </table:table-cell>
              <table:table-cell office:value-type="float" office:value="0.461954687560713">
                <text:p>0.461954687560713</text:p>
                <draw:g>
                  <svg:desc>fixedNode.K31:fixedNode.K35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334543283461228">
                <text:p>0.334543283461228</text:p>
              </table:table-cell>
              <table:table-cell office:value-type="float" office:value="0.492430493954419">
                <text:p>0.492430493954419</text:p>
              </table:table-cell>
              <table:table-cell office:value-type="float" office:value="0.49343505412912">
                <text:p>0.493435054129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36432508575422">
                <text:p>0.336432508575422</text:p>
              </table:table-cell>
              <table:table-cell office:value-type="float" office:value="0.498781398888928">
                <text:p>0.498781398888928</text:p>
              </table:table-cell>
              <table:table-cell office:value-type="float" office:value="0.502924681203365">
                <text:p>0.5029246812033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398625627896573">
                <text:p>0.398625627896573</text:p>
              </table:table-cell>
              <table:table-cell office:value-type="float" office:value="0.505789485256787">
                <text:p>0.505789485256787</text:p>
              </table:table-cell>
              <table:table-cell office:value-type="float" office:value="0.513226875793217">
                <text:p>0.51322687579321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01215222304533">
                <text:p>0.401215222304533</text:p>
              </table:table-cell>
              <table:table-cell office:value-type="float" office:value="0.506510063536173">
                <text:p>0.506510063536173</text:p>
              </table:table-cell>
              <table:table-cell office:value-type="float" office:value="0.514312726776082">
                <text:p>0.5143127267760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44cm" xlink:href=".." xlink:type="simple" chart:class="chart:line" chart:style-name="ch1">
        <chart:title svg:x="6.778cm" svg:y="0.344cm" chart:style-name="ch2">
          <text:p>mean value</text:p>
        </chart:title>
        <chart:subtitle svg:x="7.373cm" svg:y="1.357cm" chart:style-name="ch3">
          <text:p>CC 28</text:p>
        </chart:subtitle>
        <chart:legend chart:legend-position="end" svg:x="13.596cm" svg:y="4.423cm" style:legend-expansion="high" chart:style-name="ch4"/>
        <chart:plot-area chart:style-name="ch5" table:cell-range-address="looseNode.A7:looseNode.B11 looseNode.A2:looseNode.A2 looseNode.A14:looseNode.A14 looseNode.B19:looseNode.B23 looseNode.A26:looseNode.A26 looseNode.B31:looseNode.B35" chart:data-source-has-labels="both" svg:x="0.319cm" svg:y="2.274cm" svg:width="12.958cm" svg:height="7.958cm">
          <chartooo:coordinate-region svg:x="1.417cm" svg:y="2.474cm" svg:width="11.21cm" svg:height="7.111cm"/>
          <chart:axis chart:dimension="x" chart:name="primary-x" chart:style-name="ch6" chartooo:axis-type="auto">
            <chartooo:date-scale/>
            <chart:categories table:cell-range-address="looseNode.A7:looseNode.A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oseNode.B7:looseNode.B11" chart:label-cell-address="looseNode.A2:looseNode.A2" chart:class="chart:line">
            <chart:data-point chart:repeated="5"/>
          </chart:series>
          <chart:series chart:style-name="ch10" chart:values-cell-range-address="looseNode.B19:looseNode.B23" chart:label-cell-address="looseNode.A14:looseNode.A14" chart:class="chart:line">
            <chart:data-point chart:repeated="5"/>
          </chart:series>
          <chart:series chart:style-name="ch11" chart:values-cell-range-address="looseNode.B31:looseNode.B35" chart:label-cell-address="looseNode.A26:looseNode.A2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III</text:p>
                <draw:g>
                  <svg:desc>looseNode.A2:looseNode.A2</svg:desc>
                </draw:g>
              </table:table-cell>
              <table:table-cell office:value-type="string">
                <text:p>Test II</text:p>
                <draw:g>
                  <svg:desc>looseNode.A14:looseNode.A14</svg:desc>
                </draw:g>
              </table:table-cell>
              <table:table-cell office:value-type="string">
                <text:p>Test I</text:p>
                <draw:g>
                  <svg:desc>looseNode.A26:looseNode.A2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looseNode.A7:looseNode.A11</svg:desc>
                </draw:g>
              </table:table-cell>
              <table:table-cell office:value-type="float" office:value="0.409004720398344">
                <text:p>0.409004720398344</text:p>
                <draw:g>
                  <svg:desc>looseNode.B7:looseNode.B11</svg:desc>
                </draw:g>
              </table:table-cell>
              <table:table-cell office:value-type="float" office:value="0.434781766526529">
                <text:p>0.434781766526529</text:p>
                <draw:g>
                  <svg:desc>looseNode.B19:looseNode.B23</svg:desc>
                </draw:g>
              </table:table-cell>
              <table:table-cell office:value-type="float" office:value="0.436440407608117">
                <text:p>0.436440407608117</text:p>
                <draw:g>
                  <svg:desc>looseNode.B31:looseNode.B35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27070693010631">
                <text:p>0.427070693010631</text:p>
              </table:table-cell>
              <table:table-cell office:value-type="float" office:value="0.483773349799076">
                <text:p>0.483773349799076</text:p>
              </table:table-cell>
              <table:table-cell office:value-type="float" office:value="0.49525169710174">
                <text:p>0.495251697101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39614588254221">
                <text:p>0.439614588254221</text:p>
              </table:table-cell>
              <table:table-cell office:value-type="float" office:value="0.470065709373392">
                <text:p>0.470065709373392</text:p>
              </table:table-cell>
              <table:table-cell office:value-type="float" office:value="0.507785251219946">
                <text:p>0.50778525121994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19000689201855">
                <text:p>0.219000689201855</text:p>
              </table:table-cell>
              <table:table-cell office:value-type="float" office:value="0.277498186825907">
                <text:p>0.277498186825907</text:p>
              </table:table-cell>
              <table:table-cell office:value-type="float" office:value="0.303631724500966">
                <text:p>0.3036317245009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87908896963145">
                <text:p>0.187908896963145</text:p>
              </table:table-cell>
              <table:table-cell office:value-type="float" office:value="0.27493673420394">
                <text:p>0.27493673420394</text:p>
              </table:table-cell>
              <table:table-cell office:value-type="float" office:value="0.295943035440864">
                <text:p>0.2959430354408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44cm" xlink:href=".." xlink:type="simple" chart:class="chart:line" chart:style-name="ch1">
        <chart:title svg:x="6.778cm" svg:y="0.344cm" chart:style-name="ch2">
          <text:p>mean value</text:p>
        </chart:title>
        <chart:subtitle svg:x="7.373cm" svg:y="1.357cm" chart:style-name="ch3">
          <text:p>CC 29</text:p>
        </chart:subtitle>
        <chart:legend chart:legend-position="end" svg:x="13.596cm" svg:y="4.423cm" style:legend-expansion="high" chart:style-name="ch4"/>
        <chart:plot-area chart:style-name="ch5" table:cell-range-address="looseNode.A7:looseNode.A11 looseNode.A2:looseNode.A2 looseNode.I7:looseNode.I11 looseNode.A14:looseNode.A14 looseNode.I19:looseNode.I23 looseNode.A26:looseNode.A26 looseNode.I31:looseNode.I35" chart:data-source-has-labels="both" svg:x="0.319cm" svg:y="2.274cm" svg:width="12.958cm" svg:height="7.958cm">
          <chartooo:coordinate-region svg:x="1.417cm" svg:y="2.474cm" svg:width="11.21cm" svg:height="7.111cm"/>
          <chart:axis chart:dimension="x" chart:name="primary-x" chart:style-name="ch6" chartooo:axis-type="auto">
            <chartooo:date-scale/>
            <chart:categories table:cell-range-address="looseNode.A7:looseNode.A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oseNode.I7:looseNode.I11" chart:label-cell-address="looseNode.A2:looseNode.A2" chart:class="chart:line">
            <chart:data-point chart:repeated="5"/>
          </chart:series>
          <chart:series chart:style-name="ch10" chart:values-cell-range-address="looseNode.I19:looseNode.I23" chart:label-cell-address="looseNode.A14:looseNode.A14" chart:class="chart:line">
            <chart:data-point chart:repeated="5"/>
          </chart:series>
          <chart:series chart:style-name="ch11" chart:values-cell-range-address="looseNode.I31:looseNode.I35" chart:label-cell-address="looseNode.A26:looseNode.A2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III</text:p>
                <draw:g>
                  <svg:desc>looseNode.A2:looseNode.A2</svg:desc>
                </draw:g>
              </table:table-cell>
              <table:table-cell office:value-type="string">
                <text:p>Test II</text:p>
                <draw:g>
                  <svg:desc>looseNode.A14:looseNode.A14</svg:desc>
                </draw:g>
              </table:table-cell>
              <table:table-cell office:value-type="string">
                <text:p>Test I</text:p>
                <draw:g>
                  <svg:desc>looseNode.A26:looseNode.A2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looseNode.A7:looseNode.A11</svg:desc>
                </draw:g>
              </table:table-cell>
              <table:table-cell office:value-type="float" office:value="0.40941410410277">
                <text:p>0.40941410410277</text:p>
                <draw:g>
                  <svg:desc>looseNode.I7:looseNode.I11</svg:desc>
                </draw:g>
              </table:table-cell>
              <table:table-cell office:value-type="float" office:value="0.438212701050171">
                <text:p>0.438212701050171</text:p>
                <draw:g>
                  <svg:desc>looseNode.I19:looseNode.I23</svg:desc>
                </draw:g>
              </table:table-cell>
              <table:table-cell office:value-type="float" office:value="0.433278399798643">
                <text:p>0.433278399798643</text:p>
                <draw:g>
                  <svg:desc>looseNode.I31:looseNode.I35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29711042930754">
                <text:p>0.429711042930754</text:p>
              </table:table-cell>
              <table:table-cell office:value-type="float" office:value="0.49792000663296">
                <text:p>0.49792000663296</text:p>
              </table:table-cell>
              <table:table-cell office:value-type="float" office:value="0.491513378393146">
                <text:p>0.4915133783931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4477194666404">
                <text:p>0.44477194666404</text:p>
              </table:table-cell>
              <table:table-cell office:value-type="float" office:value="0.492621180024467">
                <text:p>0.492621180024467</text:p>
              </table:table-cell>
              <table:table-cell office:value-type="float" office:value="0.496077215209309">
                <text:p>0.49607721520930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20261356670164">
                <text:p>0.220261356670164</text:p>
              </table:table-cell>
              <table:table-cell office:value-type="float" office:value="0.277457150586607">
                <text:p>0.277457150586607</text:p>
              </table:table-cell>
              <table:table-cell office:value-type="float" office:value="0.299254494646897">
                <text:p>0.29925449464689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85568818889437">
                <text:p>0.185568818889437</text:p>
              </table:table-cell>
              <table:table-cell office:value-type="float" office:value="0.274041922206626">
                <text:p>0.274041922206626</text:p>
              </table:table-cell>
              <table:table-cell office:value-type="float" office:value="0.295816137515725">
                <text:p>0.2958161375157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44cm" xlink:href=".." xlink:type="simple" chart:class="chart:line" chart:style-name="ch1">
        <chart:title svg:x="7.188cm" svg:y="0.344cm" chart:style-name="ch2">
          <text:p>varianz</text:p>
        </chart:title>
        <chart:subtitle svg:x="7.373cm" svg:y="1.357cm" chart:style-name="ch3">
          <text:p>CC 28</text:p>
        </chart:subtitle>
        <chart:legend chart:legend-position="end" svg:x="13.596cm" svg:y="4.423cm" style:legend-expansion="high" chart:style-name="ch4"/>
        <chart:plot-area chart:style-name="ch5" table:cell-range-address="looseNode.A7:looseNode.A11 looseNode.A2:looseNode.A2 looseNode.D7:looseNode.D11 looseNode.A14:looseNode.A14 looseNode.D19:looseNode.D23 looseNode.A26:looseNode.A26 looseNode.D31:looseNode.D35" chart:data-source-has-labels="both" svg:x="0.319cm" svg:y="2.274cm" svg:width="12.958cm" svg:height="7.958cm">
          <chartooo:coordinate-region svg:x="1.417cm" svg:y="2.474cm" svg:width="11.21cm" svg:height="7.111cm"/>
          <chart:axis chart:dimension="x" chart:name="primary-x" chart:style-name="ch6" chartooo:axis-type="auto">
            <chartooo:date-scale/>
            <chart:categories table:cell-range-address="looseNode.A7:looseNode.A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oseNode.D7:looseNode.D11" chart:label-cell-address="looseNode.A2:looseNode.A2" chart:class="chart:line">
            <chart:data-point chart:repeated="5"/>
          </chart:series>
          <chart:series chart:style-name="ch10" chart:values-cell-range-address="looseNode.D19:looseNode.D23" chart:label-cell-address="looseNode.A14:looseNode.A14" chart:class="chart:line">
            <chart:data-point chart:repeated="5"/>
          </chart:series>
          <chart:series chart:style-name="ch11" chart:values-cell-range-address="looseNode.D31:looseNode.D35" chart:label-cell-address="looseNode.A26:looseNode.A2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III</text:p>
                <draw:g>
                  <svg:desc>looseNode.A2:looseNode.A2</svg:desc>
                </draw:g>
              </table:table-cell>
              <table:table-cell office:value-type="string">
                <text:p>Test II</text:p>
                <draw:g>
                  <svg:desc>looseNode.A14:looseNode.A14</svg:desc>
                </draw:g>
              </table:table-cell>
              <table:table-cell office:value-type="string">
                <text:p>Test I</text:p>
                <draw:g>
                  <svg:desc>looseNode.A26:looseNode.A2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looseNode.A7:looseNode.A11</svg:desc>
                </draw:g>
              </table:table-cell>
              <table:table-cell office:value-type="float" office:value="0.489391447567879">
                <text:p>0.489391447567879</text:p>
                <draw:g>
                  <svg:desc>looseNode.D7:looseNode.D11</svg:desc>
                </draw:g>
              </table:table-cell>
              <table:table-cell office:value-type="float" office:value="0.494573633531783">
                <text:p>0.494573633531783</text:p>
                <draw:g>
                  <svg:desc>looseNode.D19:looseNode.D23</svg:desc>
                </draw:g>
              </table:table-cell>
              <table:table-cell office:value-type="float" office:value="0.494514931008913">
                <text:p>0.494514931008913</text:p>
                <draw:g>
                  <svg:desc>looseNode.D31:looseNode.D35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50521064113264">
                <text:p>0.50521064113264</text:p>
              </table:table-cell>
              <table:table-cell office:value-type="float" office:value="0.528435628817923">
                <text:p>0.528435628817923</text:p>
              </table:table-cell>
              <table:table-cell office:value-type="float" office:value="0.532201464736722">
                <text:p>0.5322014647367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14208653181008">
                <text:p>0.514208653181008</text:p>
              </table:table-cell>
              <table:table-cell office:value-type="float" office:value="0.517739673385855">
                <text:p>0.517739673385855</text:p>
              </table:table-cell>
              <table:table-cell office:value-type="float" office:value="0.545026630999459">
                <text:p>0.54502663099945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365385494604571">
                <text:p>0.365385494604571</text:p>
              </table:table-cell>
              <table:table-cell office:value-type="float" office:value="0.504882631830479">
                <text:p>0.504882631830479</text:p>
              </table:table-cell>
              <table:table-cell office:value-type="float" office:value="0.510214299347049">
                <text:p>0.51021429934704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03909624759848">
                <text:p>0.403909624759848</text:p>
              </table:table-cell>
              <table:table-cell office:value-type="float" office:value="0.509108960286399">
                <text:p>0.509108960286399</text:p>
              </table:table-cell>
              <table:table-cell office:value-type="float" office:value="0.515666472103213">
                <text:p>0.5156664721032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44cm" xlink:href=".." xlink:type="simple" chart:class="chart:line" chart:style-name="ch1">
        <chart:title svg:x="7.188cm" svg:y="0.344cm" chart:style-name="ch2">
          <text:p>varianz</text:p>
        </chart:title>
        <chart:subtitle svg:x="7.373cm" svg:y="1.357cm" chart:style-name="ch3">
          <text:p>CC 29</text:p>
        </chart:subtitle>
        <chart:legend chart:legend-position="end" svg:x="13.596cm" svg:y="4.423cm" style:legend-expansion="high" chart:style-name="ch4"/>
        <chart:plot-area chart:style-name="ch5" table:cell-range-address="looseNode.A7:looseNode.A11 looseNode.A2:looseNode.A2 looseNode.K7:looseNode.K11 looseNode.A14:looseNode.A14 looseNode.K19:looseNode.K23 looseNode.A26:looseNode.A26 looseNode.K31:looseNode.K35" chart:data-source-has-labels="both" svg:x="0.319cm" svg:y="2.274cm" svg:width="12.958cm" svg:height="7.958cm">
          <chartooo:coordinate-region svg:x="1.417cm" svg:y="2.474cm" svg:width="11.21cm" svg:height="7.111cm"/>
          <chart:axis chart:dimension="x" chart:name="primary-x" chart:style-name="ch6" chartooo:axis-type="auto">
            <chartooo:date-scale/>
            <chart:categories table:cell-range-address="looseNode.A7:looseNode.A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oseNode.K7:looseNode.K11" chart:label-cell-address="looseNode.A2:looseNode.A2" chart:class="chart:line">
            <chart:data-point chart:repeated="5"/>
          </chart:series>
          <chart:series chart:style-name="ch10" chart:values-cell-range-address="looseNode.K19:looseNode.K23" chart:label-cell-address="looseNode.A14:looseNode.A14" chart:class="chart:line">
            <chart:data-point chart:repeated="5"/>
          </chart:series>
          <chart:series chart:style-name="ch11" chart:values-cell-range-address="looseNode.K31:looseNode.K35" chart:label-cell-address="looseNode.A26:looseNode.A2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III</text:p>
                <draw:g>
                  <svg:desc>looseNode.A2:looseNode.A2</svg:desc>
                </draw:g>
              </table:table-cell>
              <table:table-cell office:value-type="string">
                <text:p>Test II</text:p>
                <draw:g>
                  <svg:desc>looseNode.A14:looseNode.A14</svg:desc>
                </draw:g>
              </table:table-cell>
              <table:table-cell office:value-type="string">
                <text:p>Test I</text:p>
                <draw:g>
                  <svg:desc>looseNode.A26:looseNode.A2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looseNode.A7:looseNode.A11</svg:desc>
                </draw:g>
              </table:table-cell>
              <table:table-cell office:value-type="float" office:value="0.489846071279728">
                <text:p>0.489846071279728</text:p>
                <draw:g>
                  <svg:desc>looseNode.K7:looseNode.K11</svg:desc>
                </draw:g>
              </table:table-cell>
              <table:table-cell office:value-type="float" office:value="0.496029187707443">
                <text:p>0.496029187707443</text:p>
                <draw:g>
                  <svg:desc>looseNode.K19:looseNode.K23</svg:desc>
                </draw:g>
              </table:table-cell>
              <table:table-cell office:value-type="float" office:value="0.491993235475545">
                <text:p>0.491993235475545</text:p>
                <draw:g>
                  <svg:desc>looseNode.K31:looseNode.K35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507180620817208">
                <text:p>0.507180620817208</text:p>
              </table:table-cell>
              <table:table-cell office:value-type="float" office:value="0.535213685470754">
                <text:p>0.535213685470754</text:p>
              </table:table-cell>
              <table:table-cell office:value-type="float" office:value="0.529320880577486">
                <text:p>0.5293208805774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17635545594016">
                <text:p>0.517635545594016</text:p>
              </table:table-cell>
              <table:table-cell office:value-type="float" office:value="0.532933867697387">
                <text:p>0.532933867697387</text:p>
              </table:table-cell>
              <table:table-cell office:value-type="float" office:value="0.537482601740644">
                <text:p>0.53748260174064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363163503586808">
                <text:p>0.363163503586808</text:p>
              </table:table-cell>
              <table:table-cell office:value-type="float" office:value="0.503545082970665">
                <text:p>0.503545082970665</text:p>
              </table:table-cell>
              <table:table-cell office:value-type="float" office:value="0.511542750586831">
                <text:p>0.5115427505868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0035511100328">
                <text:p>0.40035511100328</text:p>
              </table:table-cell>
              <table:table-cell office:value-type="float" office:value="0.507034174070169">
                <text:p>0.507034174070169</text:p>
              </table:table-cell>
              <table:table-cell office:value-type="float" office:value="0.514683758236814">
                <text:p>0.5146837582368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